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0.268cm" fo:padding-top="0.051cm" fo:padding-bottom="0.051cm" fo:padding-left="0.051cm" fo:padding-right="0.051cm"/>
    </style:style>
    <style:style style:name="gr5" style:family="graphic" style:parent-style-name="objectwithoutfill">
      <style:graphic-properties svg:stroke-width="0.051cm" draw:marker-start-width="0.431cm" draw:marker-end-width="0.431cm" draw:fill="solid" draw:fill-color="#ffffff" draw:textarea-vertical-align="middle" draw:auto-grow-height="false" fo:min-height="0.766cm" fo:min-width="0.262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431cm" draw:marker-end-width="0.431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507cm" draw:marker-end-width="0.507cm" draw:fill="solid" draw:fill-color="#ffffff" draw:textarea-vertical-align="middle" draw:auto-grow-height="false" fo:min-height="0.766cm" fo:min-width="0.262cm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10" style:family="graphic" style:parent-style-name="objectwithoutfill">
      <style:graphic-properties svg:stroke-width="0.051cm" svg:stroke-color="#000000" draw:marker-start-width="0.355cm" draw:marker-end="Rounded_20_short_20_Arrow" draw:marker-end-width="0.152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355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parent-style-name="objectwithoutfill">
      <style:graphic-properties svg:stroke-width="0.051cm" svg:stroke-color="#000000" draw:marker-start-width="0.431cm" draw:marker-end="Rounded_20_short_20_Arrow" draw:marker-end-width="0.152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parent-style-name="objectwithoutfill">
      <style:graphic-properties svg:stroke-width="0.051cm" svg:stroke-color="#21409a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parent-style-name="objectwithoutfill">
      <style:graphic-properties svg:stroke-width="0.051cm" svg:stroke-color="#000000" draw:marker-start-width="0.431cm" draw:marker-end-width="0.43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0000" draw:marker-start-width="0.431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0000" draw:marker-start-width="0.507cm" draw:marker-end-width="0.507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583cm" draw:marker-end-width="0.583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0.284cm" fo:padding-top="0.051cm" fo:padding-bottom="0.051cm" fo:padding-left="0.051cm" fo:padding-right="0.051cm"/>
    </style:style>
    <style:style style:name="gr23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7" style:family="graphic" style:parent-style-name="objectwithoutfill">
      <style:graphic-properties svg:stroke-width="0.051cm" draw:marker-start-width="0.507cm" draw:marker-end-width="0.507cm" draw:fill="none" draw:textarea-vertical-align="middle" fo:padding-top="0.15cm" fo:padding-bottom="0.15cm" fo:padding-left="0.275cm" fo:padding-right="0.275cm"/>
    </style:style>
    <style:style style:name="gr2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0" style:family="graphic" style:parent-style-name="objectwithoutfill">
      <style:graphic-properties svg:stroke-width="0.051cm" svg:stroke-color="#000000" draw:marker-start-width="0.507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draw:marker-start-width="0.583cm" draw:marker-end-width="0.583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0000" draw:marker-start-width="0.356cm" draw:marker-end="Circle" draw:marker-end-width="0.152cm" draw:marker-end-center="true" draw:fill="none" draw:textarea-vertical-align="middle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3" style:family="graphic" style:parent-style-name="objectwithoutfill">
      <style:graphic-properties svg:stroke-width="0.051cm" svg:stroke-color="#000000" draw:marker-start="Circle" draw:marker-start-width="0.152cm" draw:marker-start-center="true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4" style:family="graphic" style:parent-style-name="objectwithoutfill">
      <style:graphic-properties svg:stroke-width="0.051cm" draw:marker-start-width="0.659cm" draw:marker-end-width="0.659cm" draw:fill="none" draw:textarea-vertical-align="middle" fo:padding-top="0.15cm" fo:padding-bottom="0.15cm" fo:padding-left="0.275cm" fo:padding-right="0.275cm"/>
    </style:style>
    <style:style style:name="gr55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8" style:family="graphic" style:parent-style-name="objectwithoutfill">
      <style:graphic-properties svg:stroke-width="0.051cm" draw:marker-start-width="0.735cm" draw:marker-end-width="0.73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.051cm" draw:marker-start-width="0.811cm" draw:marker-end-width="0.811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vertical-align="middle" fo:min-height="0.508cm" fo:padding-top="0cm" fo:padding-bottom="0cm" fo:padding-left="0cm" fo:padding-right="0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end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fo:text-align="end"/>
      <style:text-properties fo:font-size="10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62cm" svg:height="1.016cm" svg:x="1.066cm" svg:y="11.861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1.066cm 12.47cm)" svg:viewBox="0 0 216 216" draw:points="0,0 216,0 216,216">
            <text:p/>
          </draw:polyline>
          <draw:line draw:style-name="gr2" draw:text-style-name="P2" draw:layer="layout" svg:x1="0.989cm" svg:y1="12.115cm" svg:x2="1.066cm" svg:y2="12.115cm">
            <text:p/>
          </draw:line>
          <draw:line draw:style-name="gr2" draw:text-style-name="P2" draw:layer="layout" svg:x1="1.827cm" svg:y1="12.115cm" svg:x2="1.904cm" svg:y2="12.115cm">
            <text:p/>
          </draw:line>
          <draw:line draw:style-name="gr2" draw:text-style-name="P2" draw:layer="layout" svg:x1="0.989cm" svg:y1="12.623cm" svg:x2="1.066cm" svg:y2="12.623cm">
            <text:p/>
          </draw:line>
        </draw:g>
        <draw:g>
          <draw:custom-shape draw:style-name="gr3" draw:text-style-name="P1" draw:layer="layout" svg:width="0.762cm" svg:height="1.016cm" svg:x="1.066cm" svg:y="13.38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1.066cm 13.994cm)" svg:viewBox="0 0 216 216" draw:points="0,0 216,0 216,216">
            <text:p/>
          </draw:polyline>
          <draw:line draw:style-name="gr2" draw:text-style-name="P2" draw:layer="layout" svg:x1="0.989cm" svg:y1="13.639cm" svg:x2="1.066cm" svg:y2="13.639cm">
            <text:p/>
          </draw:line>
          <draw:line draw:style-name="gr2" draw:text-style-name="P2" draw:layer="layout" svg:x1="1.827cm" svg:y1="13.639cm" svg:x2="1.904cm" svg:y2="13.639cm">
            <text:p/>
          </draw:line>
          <draw:line draw:style-name="gr2" draw:text-style-name="P2" draw:layer="layout" svg:x1="0.989cm" svg:y1="14.147cm" svg:x2="1.066cm" svg:y2="14.147cm">
            <text:p/>
          </draw:line>
          <draw:line draw:style-name="gr2" draw:text-style-name="P2" draw:layer="layout" svg:x1="0.989cm" svg:y1="13.893cm" svg:x2="1.066cm" svg:y2="13.893cm">
            <text:p/>
          </draw:line>
          <draw:frame draw:style-name="gr4" draw:text-style-name="P3" draw:layer="layout" svg:width="0.508cm" svg:height="0.37cm" svg:x="1.066cm" svg:y="13.446cm">
            <draw:text-box>
              <text:p><text:span text:style-name="T1">set</text:span></text:p>
            </draw:text-box>
          </draw:frame>
          <draw:frame draw:style-name="gr4" draw:text-style-name="P3" draw:layer="layout" svg:width="0.508cm" svg:height="0.37cm" svg:x="1.066cm" svg:y="13.7cm">
            <draw:text-box>
              <text:p><text:span text:style-name="T1">clr</text:span></text:p>
            </draw:text-box>
          </draw:frame>
        </draw:g>
        <draw:g>
          <draw:polygon draw:style-name="gr5" draw:text-style-name="P4" draw:layer="layout" svg:width="0.567cm" svg:height="0.453cm" draw:transform="rotate (-0.463733982254894) translate (2.8440219425963cm 11.8609561242821cm)" svg:viewBox="0 0 568 454" draw:points="0,0 568,0 227,454">
            <text:p/>
          </draw:polygon>
          <draw:line draw:style-name="gr2" draw:text-style-name="P2" draw:layer="layout" svg:x1="2.767cm" svg:y1="12.115cm" svg:x2="2.844cm" svg:y2="12.115cm">
            <text:p/>
          </draw:line>
          <draw:custom-shape draw:style-name="gr6" draw:text-style-name="P4" draw:layer="layout" svg:width="0.153cm" svg:height="0.153cm" svg:x="3.376cm" svg:y="1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29cm" svg:y1="12.115cm" svg:x2="3.606cm" svg:y2="12.115cm">
            <text:p/>
          </draw:line>
        </draw:g>
        <draw:g>
          <draw:path draw:style-name="gr5" draw:text-style-name="P4" draw:layer="layout" svg:width="0.761cm" svg:height="0.532cm" svg:x="2.845cm" svg:y="13.004cm" svg:viewBox="0 0 762 533" svg:d="M0 0h508c127 0 254 133 254 267 0 133-127 266-254 266h-508z">
            <text:p/>
          </draw:path>
          <draw:line draw:style-name="gr2" draw:text-style-name="P2" draw:layer="layout" svg:x1="2.767cm" svg:y1="13.131cm" svg:x2="2.844cm" svg:y2="13.131cm">
            <text:p/>
          </draw:line>
          <draw:line draw:style-name="gr2" draw:text-style-name="P2" draw:layer="layout" svg:x1="2.767cm" svg:y1="13.385cm" svg:x2="2.844cm" svg:y2="13.385cm">
            <text:p/>
          </draw:line>
          <draw:line draw:style-name="gr2" draw:text-style-name="P2" draw:layer="layout" svg:x1="3.606cm" svg:y1="13.258cm" svg:x2="3.683cm" svg:y2="13.258cm">
            <text:p/>
          </draw:line>
        </draw:g>
        <draw:g>
          <draw:path draw:style-name="gr7" draw:text-style-name="P4" draw:layer="layout" svg:width="0.802cm" svg:height="0.601cm" draw:transform="rotate (-0.321664181142556) translate (2.8820775161519cm 13.77873455423cm)" svg:viewBox="0 0 803 602" svg:d="M0 120c482-160 482-160 803 1-160 321-160 321-642 481 40-281 40-281-161-482z">
            <text:p/>
          </draw:path>
          <draw:line draw:style-name="gr2" draw:text-style-name="P2" draw:layer="layout" svg:x1="2.767cm" svg:y1="14.02cm" svg:x2="2.894cm" svg:y2="14.02cm">
            <text:p/>
          </draw:line>
          <draw:line draw:style-name="gr2" draw:text-style-name="P2" draw:layer="layout" svg:x1="2.767cm" svg:y1="14.274cm" svg:x2="2.894cm" svg:y2="14.274cm">
            <text:p/>
          </draw:line>
          <draw:line draw:style-name="gr2" draw:text-style-name="P2" draw:layer="layout" svg:x1="3.606cm" svg:y1="14.147cm" svg:x2="3.683cm" svg:y2="14.147cm">
            <text:p/>
          </draw:line>
        </draw:g>
        <draw:g>
          <draw:custom-shape draw:style-name="gr8" draw:text-style-name="P1" draw:layer="layout" svg:width="0.762cm" svg:height="1.016cm" svg:x="8.84cm" svg:y="13.33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84cm 13.944cm)" svg:viewBox="0 0 216 216" draw:points="0,0 216,0 216,216">
            <text:p/>
          </draw:polyline>
          <draw:line draw:style-name="gr2" draw:text-style-name="P2" draw:layer="layout" svg:x1="8.763cm" svg:y1="13.589cm" svg:x2="8.84cm" svg:y2="13.589cm">
            <text:p/>
          </draw:line>
          <draw:line draw:style-name="gr2" draw:text-style-name="P2" draw:layer="layout" svg:x1="9.601cm" svg:y1="13.589cm" svg:x2="9.678cm" svg:y2="13.589cm">
            <text:p/>
          </draw:line>
          <draw:line draw:style-name="gr2" draw:text-style-name="P2" draw:layer="layout" svg:x1="8.763cm" svg:y1="14.097cm" svg:x2="8.84cm" svg:y2="14.097cm">
            <text:p/>
          </draw:line>
          <draw:line draw:style-name="gr2" draw:text-style-name="P2" draw:layer="layout" svg:x1="8.763cm" svg:y1="13.843cm" svg:x2="8.84cm" svg:y2="13.843cm">
            <text:p/>
          </draw:line>
          <draw:frame draw:style-name="gr4" draw:text-style-name="P3" draw:layer="layout" svg:width="0.508cm" svg:height="0.37cm" svg:x="8.84cm" svg:y="13.396cm">
            <draw:text-box>
              <text:p><text:span text:style-name="T1">set</text:span></text:p>
            </draw:text-box>
          </draw:frame>
          <draw:frame draw:style-name="gr4" draw:text-style-name="P3" draw:layer="layout" svg:width="0.508cm" svg:height="0.37cm" svg:x="8.84cm" svg:y="13.65cm">
            <draw:text-box>
              <text:p><text:span text:style-name="T1">clr</text:span></text:p>
            </draw:text-box>
          </draw:frame>
        </draw:g>
        <draw:g>
          <draw:custom-shape draw:style-name="gr9" draw:text-style-name="P1" draw:layer="layout" svg:width="0.762cm" svg:height="1.016cm" svg:x="8.839cm" svg:y="11.30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9.44826493526371cm 12.0647350647363cm)" svg:viewBox="0 0 216 216" draw:points="216,0 0,0 0,216">
            <text:p/>
          </draw:polyline>
          <draw:line draw:style-name="gr2" draw:text-style-name="P2" draw:layer="layout" svg:x1="9.678cm" svg:y1="11.557cm" svg:x2="9.601cm" svg:y2="11.557cm">
            <text:p/>
          </draw:line>
          <draw:line draw:style-name="gr2" draw:text-style-name="P2" draw:layer="layout" svg:x1="8.84cm" svg:y1="11.557cm" svg:x2="8.763cm" svg:y2="11.557cm">
            <text:p/>
          </draw:line>
          <draw:line draw:style-name="gr2" draw:text-style-name="P2" draw:layer="layout" svg:x1="9.678cm" svg:y1="12.065cm" svg:x2="9.601cm" svg:y2="12.065cm">
            <text:p/>
          </draw:line>
          <draw:line draw:style-name="gr2" draw:text-style-name="P2" draw:layer="layout" svg:x1="9.678cm" svg:y1="11.811cm" svg:x2="9.601cm" svg:y2="11.811cm">
            <text:p/>
          </draw:line>
          <draw:frame draw:style-name="gr4" draw:text-style-name="P3" draw:layer="layout" svg:width="0.508cm" svg:height="0.37cm" svg:x="9.093cm" svg:y="11.39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9.093cm" svg:y="11.644cm">
            <draw:text-box>
              <text:p><text:span text:style-name="T1">set</text:span></text:p>
            </draw:text-box>
          </draw:frame>
        </draw:g>
        <draw:g>
          <draw:path draw:style-name="gr5" draw:text-style-name="P4" draw:layer="layout" svg:width="0.761cm" svg:height="0.532cm" svg:x="7.112cm" svg:y="12.725cm" svg:viewBox="0 0 762 533" svg:d="M0 0h508c127 0 254 133 254 267 0 133-127 266-254 266h-508z">
            <text:p/>
          </draw:path>
          <draw:line draw:style-name="gr2" draw:text-style-name="P2" draw:layer="layout" svg:x1="7.034cm" svg:y1="12.852cm" svg:x2="7.111cm" svg:y2="12.852cm">
            <text:p/>
          </draw:line>
          <draw:line draw:style-name="gr2" draw:text-style-name="P2" draw:layer="layout" svg:x1="7.034cm" svg:y1="13.106cm" svg:x2="7.111cm" svg:y2="13.106cm">
            <text:p/>
          </draw:line>
          <draw:line draw:style-name="gr2" draw:text-style-name="P2" draw:layer="layout" svg:x1="7.873cm" svg:y1="12.979cm" svg:x2="7.95cm" svg:y2="12.979cm">
            <text:p/>
          </draw:line>
        </draw:g>
        <draw:line draw:style-name="gr10" draw:text-style-name="P2" draw:layer="layout" svg:x1="7.645cm" svg:y1="11.43cm" svg:x2="6.223cm" svg:y2="11.43cm">
          <text:p/>
        </draw:line>
        <draw:polyline draw:style-name="gr11" draw:text-style-name="P2" draw:layer="layout" svg:width="0.253cm" svg:height="1.421cm" draw:transform="rotate (-3.14159265358979) translate (7.035cm 12.852cm)" svg:viewBox="0 0 254 1422" draw:points="0,0 254,0 254,1422">
          <text:p/>
        </draw:polyline>
        <draw:polyline draw:style-name="gr2" draw:text-style-name="P2" draw:layer="layout" svg:width="2.082cm" svg:height="1.167cm" svg:x="7.95cm" svg:y="11.811cm" svg:viewBox="0 0 2083 1168" draw:points="0,1168 2083,1168 2083,0 1727,0">
          <text:p/>
        </draw:polyline>
        <draw:polyline draw:style-name="gr11" draw:text-style-name="P2" draw:layer="layout" svg:width="0.253cm" svg:height="0.609cm" draw:transform="rotate (-3.14159265358979) translate (8.763cm 13.589cm)" svg:viewBox="0 0 254 610" draw:points="0,0 254,0 254,610">
          <text:p/>
        </draw:polyline>
        <draw:g>
          <draw:custom-shape draw:style-name="gr12" draw:text-style-name="P1" draw:layer="layout" svg:width="0.762cm" svg:height="1.016cm" svg:x="8.84cm" svg:y="15.367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84cm 15.976cm)" svg:viewBox="0 0 216 216" draw:points="0,0 216,0 216,216">
            <text:p/>
          </draw:polyline>
          <draw:line draw:style-name="gr2" draw:text-style-name="P2" draw:layer="layout" svg:x1="8.763cm" svg:y1="15.621cm" svg:x2="8.84cm" svg:y2="15.621cm">
            <text:p/>
          </draw:line>
          <draw:line draw:style-name="gr2" draw:text-style-name="P2" draw:layer="layout" svg:x1="9.601cm" svg:y1="15.621cm" svg:x2="9.678cm" svg:y2="15.621cm">
            <text:p/>
          </draw:line>
          <draw:line draw:style-name="gr2" draw:text-style-name="P2" draw:layer="layout" svg:x1="8.763cm" svg:y1="16.129cm" svg:x2="8.84cm" svg:y2="16.129cm">
            <text:p/>
          </draw:line>
          <draw:line draw:style-name="gr2" draw:text-style-name="P2" draw:layer="layout" svg:x1="8.763cm" svg:y1="15.875cm" svg:x2="8.84cm" svg:y2="15.875cm">
            <text:p/>
          </draw:line>
          <draw:frame draw:style-name="gr4" draw:text-style-name="P3" draw:layer="layout" svg:width="0.508cm" svg:height="0.37cm" svg:x="8.84cm" svg:y="15.682cm">
            <draw:text-box>
              <text:p><text:span text:style-name="T1">en</text:span></text:p>
            </draw:text-box>
          </draw:frame>
        </draw:g>
        <draw:polyline draw:style-name="gr11" draw:text-style-name="P2" draw:layer="layout" svg:width="0.279cm" svg:height="2.285cm" draw:transform="rotate (-3.14159265358979) translate (8.789cm 15.875cm)" svg:viewBox="0 0 280 2286" draw:points="0,0 280,0 280,2286">
          <text:p/>
        </draw:polyline>
        <draw:line draw:style-name="gr13" draw:text-style-name="P2" draw:layer="layout" svg:x1="9.677cm" svg:y1="13.589cm" svg:x2="11.811cm" svg:y2="13.589cm">
          <text:p/>
        </draw:line>
        <draw:g>
          <draw:custom-shape draw:style-name="gr14" draw:text-style-name="P1" draw:layer="layout" svg:width="0.762cm" svg:height="1.016cm" svg:x="13.435cm" svg:y="9.77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0.785398163397448) translate (14.0442649352637cm 10.5407350647363cm)" svg:viewBox="0 0 216 216" draw:points="216,0 0,0 0,216">
            <text:p/>
          </draw:polyline>
          <draw:line draw:style-name="gr15" draw:text-style-name="P2" draw:layer="layout" svg:x1="14.274cm" svg:y1="10.033cm" svg:x2="14.197cm" svg:y2="10.033cm">
            <text:p/>
          </draw:line>
          <draw:line draw:style-name="gr15" draw:text-style-name="P2" draw:layer="layout" svg:x1="14.274cm" svg:y1="10.541cm" svg:x2="14.197cm" svg:y2="10.541cm">
            <text:p/>
          </draw:line>
          <draw:custom-shape draw:style-name="gr16" draw:text-style-name="P1" draw:layer="layout" svg:width="0.762cm" svg:height="1.016cm" svg:x="12.674cm" svg:y="9.77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0.785398163397448) translate (13.2832649352637cm 10.5407350647363cm)" svg:viewBox="0 0 216 216" draw:points="216,0 0,0 0,216">
            <text:p/>
          </draw:polyline>
          <draw:line draw:style-name="gr15" draw:text-style-name="P2" draw:layer="layout" svg:x1="12.675cm" svg:y1="10.033cm" svg:x2="12.598cm" svg:y2="10.033cm">
            <text:p/>
          </draw:line>
        </draw:g>
        <draw:g>
          <draw:custom-shape draw:style-name="gr17" draw:text-style-name="P1" draw:layer="layout" svg:width="0.762cm" svg:height="1.016cm" svg:x="11.454cm" svg:y="9.77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12.0632649352637cm 10.5407350647363cm)" svg:viewBox="0 0 216 216" draw:points="216,0 0,0 0,216">
            <text:p/>
          </draw:polyline>
          <draw:line draw:style-name="gr2" draw:text-style-name="P2" draw:layer="layout" svg:x1="12.293cm" svg:y1="10.033cm" svg:x2="12.216cm" svg:y2="10.033cm">
            <text:p/>
          </draw:line>
          <draw:line draw:style-name="gr2" draw:text-style-name="P2" draw:layer="layout" svg:x1="11.455cm" svg:y1="10.033cm" svg:x2="11.378cm" svg:y2="10.033cm">
            <text:p/>
          </draw:line>
          <draw:line draw:style-name="gr2" draw:text-style-name="P2" draw:layer="layout" svg:x1="12.293cm" svg:y1="10.541cm" svg:x2="12.216cm" svg:y2="10.541cm">
            <text:p/>
          </draw:line>
        </draw:g>
        <draw:g>
          <draw:path draw:style-name="gr5" draw:text-style-name="P4" draw:layer="layout" svg:width="0.761cm" svg:height="0.532cm" svg:x="10.261cm" svg:y="9.652cm" svg:viewBox="0 0 762 533" svg:d="M762 0h-508c-127 0-254 133-254 267 0 133 127 266 254 266h508z">
            <text:p/>
          </draw:path>
          <draw:line draw:style-name="gr2" draw:text-style-name="P2" draw:layer="layout" svg:x1="11.101cm" svg:y1="9.779cm" svg:x2="11.024cm" svg:y2="9.779cm">
            <text:p/>
          </draw:line>
          <draw:line draw:style-name="gr2" draw:text-style-name="P2" draw:layer="layout" svg:x1="11.101cm" svg:y1="10.033cm" svg:x2="11.024cm" svg:y2="10.033cm">
            <text:p/>
          </draw:line>
          <draw:line draw:style-name="gr2" draw:text-style-name="P2" draw:layer="layout" svg:x1="10.262cm" svg:y1="9.906cm" svg:x2="10.185cm" svg:y2="9.906cm">
            <text:p/>
          </draw:line>
        </draw:g>
        <draw:line draw:style-name="gr18" draw:text-style-name="P2" draw:layer="layout" svg:x1="12.268cm" svg:y1="10.033cm" svg:x2="12.598cm" svg:y2="10.033cm">
          <text:p/>
        </draw:line>
        <draw:polyline draw:style-name="gr19" draw:text-style-name="P2" draw:layer="layout" svg:width="1.37cm" svg:height="0.507cm" svg:x="11.1cm" svg:y="9.525cm" svg:viewBox="0 0 1371 508" draw:points="0,254 178,254 178,0 1371,0 1371,508">
          <text:p/>
        </draw:polyline>
        <draw:line draw:style-name="gr18" draw:text-style-name="P2" draw:layer="layout" svg:x1="11.1cm" svg:y1="10.033cm" svg:x2="11.379cm" svg:y2="10.033cm">
          <text:p/>
        </draw:line>
        <draw:custom-shape draw:style-name="gr6" draw:text-style-name="P4" draw:layer="layout" svg:width="0.153cm" svg:height="0.153cm" svg:x="11.048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2" draw:layer="layout" svg:width="0.532cm" svg:height="1.65cm" svg:x="9.677cm" svg:y="9.906cm" svg:viewBox="0 0 533 1651" draw:points="0,1651 356,1651 356,0 533,0">
          <text:p/>
        </draw:polyline>
        <draw:g>
          <draw:path draw:style-name="gr7" draw:text-style-name="P4" draw:layer="layout" svg:width="0.802cm" svg:height="0.601cm" draw:transform="rotate (0.321664181142555) translate (7.6569005507264cm 11.3156687359158cm)" svg:viewBox="0 0 803 602" svg:d="M803 120c-482-160-482-160-803 1 161 321 161 321 643 481-41-281-41-281 160-482z">
            <text:p/>
          </draw:path>
          <draw:line draw:style-name="gr2" draw:text-style-name="P2" draw:layer="layout" svg:x1="8.534cm" svg:y1="11.303cm" svg:x2="8.407cm" svg:y2="11.303cm">
            <text:p/>
          </draw:line>
          <draw:line draw:style-name="gr2" draw:text-style-name="P2" draw:layer="layout" svg:x1="8.534cm" svg:y1="11.557cm" svg:x2="8.407cm" svg:y2="11.557cm">
            <text:p/>
          </draw:line>
          <draw:line draw:style-name="gr2" draw:text-style-name="P2" draw:layer="layout" svg:x1="7.695cm" svg:y1="11.43cm" svg:x2="7.618cm" svg:y2="11.43cm">
            <text:p/>
          </draw:line>
        </draw:g>
        <draw:polyline draw:style-name="gr11" draw:text-style-name="P2" draw:layer="layout" svg:width="1.523cm" svg:height="0.507cm" svg:x="8.509cm" svg:y="10.795cm" svg:viewBox="0 0 1524 508" draw:points="0,508 127,508 127,0 1524,0">
          <text:p/>
        </draw:polyline>
        <draw:line draw:style-name="gr21" draw:text-style-name="P2" draw:layer="layout" svg:x1="8.509cm" svg:y1="11.557cm" svg:x2="8.788cm" svg:y2="11.557cm">
          <text:p/>
        </draw:line>
        <draw:custom-shape draw:style-name="gr6" draw:text-style-name="P4" draw:layer="layout" svg:width="0.153cm" svg:height="0.153cm" svg:x="8.407cm" svg:y="1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5" draw:text-style-name="P4" draw:layer="layout" svg:width="0.761cm" svg:height="0.532cm" draw:transform="rotate (-1.5707963267949) translate (10.668cm 13.946cm)" svg:viewBox="0 0 762 533" svg:d="M0 0h508c127 0 254 133 254 267 0 133-127 266-254 266h-508z">
            <text:p/>
          </draw:path>
          <draw:line draw:style-name="gr2" draw:text-style-name="P2" draw:layer="layout" svg:x1="10.541cm" svg:y1="13.868cm" svg:x2="10.541cm" svg:y2="13.945cm">
            <text:p/>
          </draw:line>
          <draw:line draw:style-name="gr2" draw:text-style-name="P2" draw:layer="layout" svg:x1="10.287cm" svg:y1="13.868cm" svg:x2="10.287cm" svg:y2="13.945cm">
            <text:p/>
          </draw:line>
          <draw:line draw:style-name="gr2" draw:text-style-name="P2" draw:layer="layout" svg:x1="10.414cm" svg:y1="14.707cm" svg:x2="10.414cm" svg:y2="14.784cm">
            <text:p/>
          </draw:line>
        </draw:g>
        <draw:line draw:style-name="gr20" draw:text-style-name="P2" draw:layer="layout" svg:x1="10.287cm" svg:y1="13.868cm" svg:x2="10.287cm" svg:y2="13.589cm">
          <text:p/>
        </draw:line>
        <draw:polyline draw:style-name="gr18" draw:text-style-name="P2" draw:layer="layout" svg:width="3.834cm" svg:height="1.929cm" draw:transform="rotate (1.5707963267949) translate (10.541cm 13.868cm)" svg:viewBox="0 0 3835 1930" draw:points="0,0 1422,0 1422,1930 3835,1930">
          <text:p/>
        </draw:polyline>
        <draw:polyline draw:style-name="gr20" draw:text-style-name="P2" draw:layer="layout" svg:width="1.015cm" svg:height="1.777cm" draw:transform="rotate (-1.5707963267949) translate (10.414cm 13.843cm)" svg:viewBox="0 0 1016 1778" draw:points="914,0 1016,0 1016,1778 0,1778 0,1626">
          <text:p/>
        </draw:polyline>
        <draw:line draw:style-name="gr13" draw:text-style-name="P2" draw:layer="layout" svg:x1="9.677cm" svg:y1="15.621cm" svg:x2="11.811cm" svg:y2="15.621cm">
          <text:p/>
        </draw:line>
        <draw:line draw:style-name="gr13" draw:text-style-name="P2" draw:layer="layout" svg:x1="6.223cm" svg:y1="15.621cm" svg:x2="6.553cm" svg:y2="15.621cm">
          <text:p/>
        </draw:line>
        <draw:line draw:style-name="gr21" draw:text-style-name="P2" draw:layer="layout" svg:x1="6.426cm" svg:y1="15.621cm" svg:x2="8.763cm" svg:y2="15.621cm">
          <text:p/>
        </draw:line>
        <draw:line draw:style-name="gr13" draw:text-style-name="P2" draw:layer="layout" svg:x1="6.223cm" svg:y1="13.106cm" svg:x2="6.553cm" svg:y2="13.106cm">
          <text:p/>
        </draw:line>
        <draw:line draw:style-name="gr21" draw:text-style-name="P2" draw:layer="layout" svg:x1="6.426cm" svg:y1="13.106cm" svg:x2="7.061cm" svg:y2="13.106cm">
          <text:p/>
        </draw:line>
        <draw:line draw:style-name="gr13" draw:text-style-name="P2" draw:layer="layout" svg:x1="14.554cm" svg:y1="10.033cm" svg:x2="14.224cm" svg:y2="10.033cm">
          <text:p/>
        </draw:line>
        <draw:frame draw:style-name="gr22" draw:text-style-name="P3" draw:layer="layout" svg:width="0.635cm" svg:height="0.386cm" svg:x="5.511cm" svg:y="11.201cm">
          <draw:text-box>
            <text:p><text:span text:style-name="T1">rdy</text:span></text:p>
          </draw:text-box>
        </draw:frame>
        <draw:frame draw:style-name="gr22" draw:text-style-name="P3" draw:layer="layout" svg:width="0.635cm" svg:height="0.386cm" svg:x="5.511cm" svg:y="12.903cm">
          <draw:text-box>
            <text:p><text:span text:style-name="T1">vld</text:span></text:p>
          </draw:text-box>
        </draw:frame>
        <draw:frame draw:style-name="gr4" draw:text-style-name="P3" draw:layer="layout" svg:width="0.99cm" svg:height="0.37cm" svg:x="5.36cm" svg:y="15.454cm">
          <draw:text-box>
            <text:p><text:span text:style-name="T1">i_</text:span><text:span text:style-name="T1">d</text:span><text:span text:style-name="T1">a</text:span><text:span text:style-name="T1">t</text:span></text:p>
          </draw:text-box>
        </draw:frame>
        <draw:frame draw:style-name="gr22" draw:text-style-name="P3" draw:layer="layout" svg:width="0.635cm" svg:height="0.386cm" svg:x="14.681cm" svg:y="9.826cm">
          <draw:text-box>
            <text:p><text:span text:style-name="T1">ack</text:span></text:p>
          </draw:text-box>
        </draw:frame>
        <draw:frame draw:style-name="gr22" draw:text-style-name="P3" draw:layer="layout" svg:width="0.635cm" svg:height="0.386cm" svg:x="11.912cm" svg:y="13.395cm">
          <draw:text-box>
            <text:p><text:span text:style-name="T1">re</text:span><text:span text:style-name="T1">q</text:span></text:p>
          </draw:text-box>
        </draw:frame>
        <draw:frame draw:style-name="gr4" draw:text-style-name="P3" draw:layer="layout" svg:width="0.99cm" svg:height="0.37cm" svg:x="11.887cm" svg:y="15.454cm">
          <draw:text-box>
            <text:p><text:span text:style-name="T1">o_</text:span><text:span text:style-name="T1">da</text:span><text:span text:style-name="T1">t</text:span></text:p>
          </draw:text-box>
        </draw:frame>
        <draw:g>
          <draw:custom-shape draw:style-name="gr23" draw:text-style-name="P1" draw:layer="layout" svg:width="0.762cm" svg:height="1.016cm" svg:x="17.907cm" svg:y="13.335cm">
            <text:p/>
            <draw:enhanced-geometry svg:viewBox="0 0 21600 21600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-0.785398163397449) translate (17.907cm 13.944cm)" svg:viewBox="0 0 216 216" draw:points="0,0 216,0 216,216">
            <text:p/>
          </draw:polyline>
          <draw:line draw:style-name="gr15" draw:text-style-name="P2" draw:layer="layout" svg:x1="17.83cm" svg:y1="13.589cm" svg:x2="17.907cm" svg:y2="13.589cm">
            <text:p/>
          </draw:line>
          <draw:line draw:style-name="gr15" draw:text-style-name="P2" draw:layer="layout" svg:x1="17.83cm" svg:y1="14.097cm" svg:x2="17.907cm" svg:y2="14.097cm">
            <text:p/>
          </draw:line>
          <draw:custom-shape draw:style-name="gr24" draw:text-style-name="P1" draw:layer="layout" svg:width="0.762cm" svg:height="1.016cm" svg:x="18.67cm" svg:y="13.335cm">
            <text:p/>
            <draw:enhanced-geometry svg:viewBox="0 0 21600 21600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-0.785398163397449) translate (18.67cm 13.944cm)" svg:viewBox="0 0 216 216" draw:points="0,0 216,0 216,216">
            <text:p/>
          </draw:polyline>
          <draw:line draw:style-name="gr15" draw:text-style-name="P2" draw:layer="layout" svg:x1="19.431cm" svg:y1="13.589cm" svg:x2="19.508cm" svg:y2="13.589cm">
            <text:p/>
          </draw:line>
        </draw:g>
        <draw:g>
          <draw:custom-shape draw:style-name="gr25" draw:text-style-name="P1" draw:layer="layout" svg:width="0.762cm" svg:height="1.016cm" svg:x="19.94cm" svg:y="13.335cm">
            <text:p/>
            <draw:enhanced-geometry svg:viewBox="0 0 21600 21600" draw:mirror-horizontal="fals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19.94cm 13.944cm)" svg:viewBox="0 0 216 216" draw:points="0,0 216,0 216,216">
            <text:p/>
          </draw:polyline>
          <draw:line draw:style-name="gr2" draw:text-style-name="P2" draw:layer="layout" svg:x1="19.863cm" svg:y1="13.589cm" svg:x2="19.94cm" svg:y2="13.589cm">
            <text:p/>
          </draw:line>
          <draw:line draw:style-name="gr2" draw:text-style-name="P2" draw:layer="layout" svg:x1="20.701cm" svg:y1="13.589cm" svg:x2="20.778cm" svg:y2="13.589cm">
            <text:p/>
          </draw:line>
          <draw:line draw:style-name="gr2" draw:text-style-name="P2" draw:layer="layout" svg:x1="19.863cm" svg:y1="14.097cm" svg:x2="19.94cm" svg:y2="14.097cm">
            <text:p/>
          </draw:line>
        </draw:g>
        <draw:g>
          <draw:path draw:style-name="gr5" draw:text-style-name="P4" draw:layer="layout" svg:width="0.761cm" svg:height="0.532cm" svg:x="21.133cm" svg:y="13.208cm" svg:viewBox="0 0 762 533" svg:d="M0 0h508c127 0 254 133 254 267 0 133-127 266-254 266h-508z">
            <text:p/>
          </draw:path>
          <draw:line draw:style-name="gr2" draw:text-style-name="P2" draw:layer="layout" svg:x1="21.055cm" svg:y1="13.335cm" svg:x2="21.132cm" svg:y2="13.335cm">
            <text:p/>
          </draw:line>
          <draw:line draw:style-name="gr2" draw:text-style-name="P2" draw:layer="layout" svg:x1="21.055cm" svg:y1="13.589cm" svg:x2="21.132cm" svg:y2="13.589cm">
            <text:p/>
          </draw:line>
          <draw:line draw:style-name="gr2" draw:text-style-name="P2" draw:layer="layout" svg:x1="21.894cm" svg:y1="13.462cm" svg:x2="21.971cm" svg:y2="13.462cm">
            <text:p/>
          </draw:line>
        </draw:g>
        <draw:line draw:style-name="gr18" draw:text-style-name="P2" draw:layer="layout" svg:x1="19.888cm" svg:y1="13.589cm" svg:x2="19.481cm" svg:y2="13.589cm">
          <text:p/>
        </draw:line>
        <draw:polyline draw:style-name="gr19" draw:text-style-name="P2" draw:layer="layout" svg:width="1.37cm" svg:height="0.507cm" svg:x="19.685cm" svg:y="13.081cm" svg:viewBox="0 0 1371 508" draw:points="1371,254 1193,254 1193,0 0,0 0,508">
          <text:p/>
        </draw:polyline>
        <draw:line draw:style-name="gr18" draw:text-style-name="P2" draw:layer="layout" svg:x1="21.056cm" svg:y1="13.589cm" svg:x2="20.777cm" svg:y2="13.589cm">
          <text:p/>
        </draw:line>
        <draw:custom-shape draw:style-name="gr6" draw:text-style-name="P4" draw:layer="layout" svg:width="0.153cm" svg:height="0.153cm" svg:x="20.952cm" svg:y="13.25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7.043cm" svg:y1="13.589cm" svg:x2="17.373cm" svg:y2="13.589cm">
          <text:p/>
        </draw:line>
        <draw:line draw:style-name="gr21" draw:text-style-name="P2" draw:layer="layout" svg:x1="17.246cm" svg:y1="13.589cm" svg:x2="17.881cm" svg:y2="13.589cm">
          <text:p/>
        </draw:line>
        <draw:g>
          <draw:custom-shape draw:style-name="gr26" draw:text-style-name="P1" draw:layer="layout" svg:width="0.762cm" svg:height="1.016cm" svg:x="19.938cm" svg:y="9.77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0.5472649352637cm 10.5407350647363cm)" svg:viewBox="0 0 216 216" draw:points="216,0 0,0 0,216">
            <text:p/>
          </draw:polyline>
          <draw:line draw:style-name="gr2" draw:text-style-name="P2" draw:layer="layout" svg:x1="20.777cm" svg:y1="10.033cm" svg:x2="20.7cm" svg:y2="10.033cm">
            <text:p/>
          </draw:line>
          <draw:line draw:style-name="gr2" draw:text-style-name="P2" draw:layer="layout" svg:x1="19.939cm" svg:y1="10.033cm" svg:x2="19.862cm" svg:y2="10.033cm">
            <text:p/>
          </draw:line>
          <draw:line draw:style-name="gr2" draw:text-style-name="P2" draw:layer="layout" svg:x1="20.777cm" svg:y1="10.541cm" svg:x2="20.7cm" svg:y2="10.541cm">
            <text:p/>
          </draw:line>
          <draw:line draw:style-name="gr2" draw:text-style-name="P2" draw:layer="layout" svg:x1="20.777cm" svg:y1="10.287cm" svg:x2="20.7cm" svg:y2="10.287cm">
            <text:p/>
          </draw:line>
          <draw:frame draw:style-name="gr4" draw:text-style-name="P3" draw:layer="layout" svg:width="0.508cm" svg:height="0.37cm" svg:x="20.192cm" svg:y="9.866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20.192cm" svg:y="10.12cm">
            <draw:text-box>
              <text:p><text:span text:style-name="T1">set</text:span></text:p>
            </draw:text-box>
          </draw:frame>
        </draw:g>
        <draw:line draw:style-name="gr13" draw:text-style-name="P2" draw:layer="layout" svg:x1="19.888cm" svg:y1="10.033cm" svg:x2="17.043cm" svg:y2="10.033cm">
          <text:p/>
        </draw:line>
        <draw:polyline draw:style-name="gr27" draw:text-style-name="P2" draw:layer="layout" svg:width="1.473cm" svg:height="3.428cm" svg:x="20.751cm" svg:y="10.033cm" svg:viewBox="0 0 1474 3429" draw:points="1194,3429 1474,3429 1474,0 0,0">
          <text:p/>
        </draw:polyline>
        <draw:g>
          <draw:custom-shape draw:style-name="gr28" draw:text-style-name="P1" draw:layer="layout" svg:width="0.762cm" svg:height="1.016cm" svg:x="23.495cm" svg:y="15.367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15.976cm)" svg:viewBox="0 0 216 216" draw:points="0,0 216,0 216,216">
            <text:p/>
          </draw:polyline>
          <draw:line draw:style-name="gr2" draw:text-style-name="P2" draw:layer="layout" svg:x1="23.418cm" svg:y1="15.621cm" svg:x2="23.495cm" svg:y2="15.621cm">
            <text:p/>
          </draw:line>
          <draw:line draw:style-name="gr2" draw:text-style-name="P2" draw:layer="layout" svg:x1="24.256cm" svg:y1="15.621cm" svg:x2="24.333cm" svg:y2="15.621cm">
            <text:p/>
          </draw:line>
          <draw:line draw:style-name="gr2" draw:text-style-name="P2" draw:layer="layout" svg:x1="23.418cm" svg:y1="16.129cm" svg:x2="23.495cm" svg:y2="16.129cm">
            <text:p/>
          </draw:line>
          <draw:line draw:style-name="gr2" draw:text-style-name="P2" draw:layer="layout" svg:x1="23.418cm" svg:y1="15.875cm" svg:x2="23.495cm" svg:y2="15.875cm">
            <text:p/>
          </draw:line>
          <draw:frame draw:style-name="gr4" draw:text-style-name="P3" draw:layer="layout" svg:width="0.508cm" svg:height="0.37cm" svg:x="23.495cm" svg:y="15.682cm">
            <draw:text-box>
              <text:p><text:span text:style-name="T1">en</text:span></text:p>
            </draw:text-box>
          </draw:frame>
        </draw:g>
        <draw:line draw:style-name="gr13" draw:text-style-name="P2" draw:layer="layout" svg:x1="24.307cm" svg:y1="15.621cm" svg:x2="25.273cm" svg:y2="15.621cm">
          <text:p/>
        </draw:line>
        <draw:line draw:style-name="gr13" draw:text-style-name="P2" draw:layer="layout" svg:x1="17.043cm" svg:y1="15.621cm" svg:x2="17.373cm" svg:y2="15.621cm">
          <text:p/>
        </draw:line>
        <draw:line draw:style-name="gr21" draw:text-style-name="P2" draw:layer="layout" svg:x1="17.272cm" svg:y1="15.621cm" svg:x2="23.443cm" svg:y2="15.621cm">
          <text:p/>
        </draw:line>
        <draw:frame draw:style-name="gr4" draw:text-style-name="P3" draw:layer="layout" svg:width="0.99cm" svg:height="0.37cm" svg:x="16.332cm" svg:y="15.454cm">
          <draw:text-box>
            <text:p><text:span text:style-name="T1">i_</text:span><text:span text:style-name="T1">d</text:span><text:span text:style-name="T1">a</text:span><text:span text:style-name="T1">t</text:span></text:p>
          </draw:text-box>
        </draw:frame>
        <draw:frame draw:style-name="gr4" draw:text-style-name="P3" draw:layer="layout" svg:width="0.99cm" svg:height="0.37cm" svg:x="25.323cm" svg:y="15.454cm">
          <draw:text-box>
            <text:p><text:span text:style-name="T1">o_dat</text:span></text:p>
          </draw:text-box>
        </draw:frame>
        <draw:g>
          <draw:custom-shape draw:style-name="gr29" draw:text-style-name="P1" draw:layer="layout" svg:width="0.762cm" svg:height="1.016cm" svg:x="23.495cm" svg:y="13.33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13.944cm)" svg:viewBox="0 0 216 216" draw:points="0,0 216,0 216,216">
            <text:p/>
          </draw:polyline>
          <draw:line draw:style-name="gr2" draw:text-style-name="P2" draw:layer="layout" svg:x1="23.418cm" svg:y1="13.589cm" svg:x2="23.495cm" svg:y2="13.589cm">
            <text:p/>
          </draw:line>
          <draw:line draw:style-name="gr2" draw:text-style-name="P2" draw:layer="layout" svg:x1="24.256cm" svg:y1="13.589cm" svg:x2="24.333cm" svg:y2="13.589cm">
            <text:p/>
          </draw:line>
          <draw:line draw:style-name="gr2" draw:text-style-name="P2" draw:layer="layout" svg:x1="23.418cm" svg:y1="14.097cm" svg:x2="23.495cm" svg:y2="14.097cm">
            <text:p/>
          </draw:line>
          <draw:line draw:style-name="gr2" draw:text-style-name="P2" draw:layer="layout" svg:x1="23.418cm" svg:y1="13.843cm" svg:x2="23.495cm" svg:y2="13.843cm">
            <text:p/>
          </draw:line>
          <draw:frame draw:style-name="gr4" draw:text-style-name="P3" draw:layer="layout" svg:width="0.508cm" svg:height="0.37cm" svg:x="23.495cm" svg:y="13.396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23.495cm" svg:y="13.65cm">
            <draw:text-box>
              <text:p><text:span text:style-name="T1">set</text:span></text:p>
            </draw:text-box>
          </draw:frame>
        </draw:g>
        <draw:g>
          <draw:path draw:style-name="gr5" draw:text-style-name="P4" draw:layer="layout" svg:width="0.761cm" svg:height="1.015cm" svg:x="21.133cm" svg:y="10.82cm" svg:viewBox="0 0 762 1016" svg:d="M0 0h508c127 0 254 254 254 509 0 253-127 507-254 507h-508z">
            <text:p/>
          </draw:path>
          <draw:line draw:style-name="gr2" draw:text-style-name="P2" draw:layer="layout" svg:x1="21.055cm" svg:y1="11.062cm" svg:x2="21.132cm" svg:y2="11.062cm">
            <text:p/>
          </draw:line>
          <draw:line draw:style-name="gr2" draw:text-style-name="P2" draw:layer="layout" svg:x1="21.055cm" svg:y1="11.546cm" svg:x2="21.132cm" svg:y2="11.546cm">
            <text:p/>
          </draw:line>
          <draw:line draw:style-name="gr2" draw:text-style-name="P2" draw:layer="layout" svg:x1="21.894cm" svg:y1="11.304cm" svg:x2="21.971cm" svg:y2="11.304cm">
            <text:p/>
          </draw:line>
        </draw:g>
        <draw:polyline draw:style-name="gr30" draw:text-style-name="P2" draw:layer="layout" svg:width="3.453cm" svg:height="0.99cm" draw:transform="rotate (-3.14159265358979) translate (21.107cm 11.049cm)" svg:viewBox="0 0 3454 991" draw:points="0,0 3454,0 3454,991">
          <text:p/>
        </draw:polyline>
        <draw:g>
          <draw:path draw:style-name="gr5" draw:text-style-name="P4" draw:layer="layout" svg:width="0.761cm" svg:height="0.532cm" svg:x="23.444cm" svg:y="12.446cm" svg:viewBox="0 0 762 533" svg:d="M762 0h-508c-127 0-254 133-254 267 0 133 127 266 254 266h508z">
            <text:p/>
          </draw:path>
          <draw:line draw:style-name="gr2" draw:text-style-name="P2" draw:layer="layout" svg:x1="24.284cm" svg:y1="12.573cm" svg:x2="24.207cm" svg:y2="12.573cm">
            <text:p/>
          </draw:line>
          <draw:line draw:style-name="gr2" draw:text-style-name="P2" draw:layer="layout" svg:x1="24.284cm" svg:y1="12.827cm" svg:x2="24.207cm" svg:y2="12.827cm">
            <text:p/>
          </draw:line>
          <draw:line draw:style-name="gr2" draw:text-style-name="P2" draw:layer="layout" svg:x1="23.445cm" svg:y1="12.7cm" svg:x2="23.368cm" svg:y2="12.7cm">
            <text:p/>
          </draw:line>
        </draw:g>
        <draw:line draw:style-name="gr13" draw:text-style-name="P2" draw:layer="layout" svg:x1="24.282cm" svg:y1="13.589cm" svg:x2="25.273cm" svg:y2="13.589cm">
          <text:p/>
        </draw:line>
        <draw:polyline draw:style-name="gr11" draw:text-style-name="P2" draw:layer="layout" svg:width="0.507cm" svg:height="0.761cm" svg:x="24.257cm" svg:y="12.827cm" svg:viewBox="0 0 508 762" draw:points="0,0 508,0 508,762">
          <text:p/>
        </draw:polyline>
        <draw:polyline draw:style-name="gr27" draw:text-style-name="P2" draw:layer="layout" svg:width="0.456cm" svg:height="0.888cm" draw:transform="rotate (-3.14159265358979) translate (23.444cm 13.589cm)" svg:viewBox="0 0 457 889" draw:points="51,889 457,889 457,0 0,0">
          <text:p/>
        </draw:polyline>
        <draw:line draw:style-name="gr13" draw:text-style-name="P2" draw:layer="layout" svg:x1="25.273cm" svg:y1="12.573cm" svg:x2="24.943cm" svg:y2="12.573cm">
          <text:p/>
        </draw:line>
        <draw:frame draw:style-name="gr22" draw:text-style-name="P3" draw:layer="layout" svg:width="0.635cm" svg:height="0.386cm" svg:x="25.4cm" svg:y="12.369cm">
          <draw:text-box>
            <text:p><text:span text:style-name="T1">rdy</text:span></text:p>
          </draw:text-box>
        </draw:frame>
        <draw:line draw:style-name="gr31" draw:text-style-name="P2" draw:layer="layout" svg:x1="24.257cm" svg:y1="12.573cm" svg:x2="25.069cm" svg:y2="12.573cm">
          <text:p/>
        </draw:line>
        <draw:frame draw:style-name="gr22" draw:text-style-name="P3" draw:layer="layout" svg:width="0.635cm" svg:height="0.386cm" svg:x="25.4cm" svg:y="13.406cm">
          <draw:text-box>
            <text:p><text:span text:style-name="T1">vld</text:span></text:p>
          </draw:text-box>
        </draw:frame>
        <draw:polyline draw:style-name="gr32" draw:text-style-name="P2" draw:layer="layout" svg:width="1.421cm" svg:height="1.777cm" draw:transform="rotate (-3.14159265358979) translate (21.107cm 13.081cm)" svg:viewBox="0 0 1422 1778" draw:points="0,1778 1422,1778 1422,0">
          <text:p/>
        </draw:polyline>
        <draw:polyline draw:style-name="gr11" draw:text-style-name="P2" draw:layer="layout" svg:width="4.063cm" svg:height="1.269cm" draw:transform="rotate (-3.14159265358979) translate (24.765cm 12.827cm)" svg:viewBox="0 0 4064 1270" draw:points="3633,1270 4064,1270 4064,712 0,712 0,0">
          <text:p/>
        </draw:polyline>
        <draw:polyline draw:style-name="gr27" draw:text-style-name="P2" draw:layer="layout" svg:width="1.549cm" svg:height="4.571cm" svg:x="21.945cm" svg:y="11.303cm" svg:viewBox="0 0 1550 4572" draw:points="0,0 686,0 686,4572 1550,4572">
          <text:p/>
        </draw:polyline>
        <draw:custom-shape draw:style-name="gr6" draw:text-style-name="P4" draw:layer="layout" svg:width="0.153cm" svg:height="0.153cm" svg:x="20.952cm" svg:y="10.97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53cm" svg:height="0.153cm" svg:x="20.952cm" svg:y="11.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3.444cm" svg:y1="13.843cm" svg:x2="22.631cm" svg:y2="13.843cm">
          <text:p/>
        </draw:line>
        <draw:polyline draw:style-name="gr11" draw:text-style-name="P2" draw:layer="layout" svg:width="1.879cm" svg:height="1.015cm" svg:x="20.751cm" svg:y="10.287cm" svg:viewBox="0 0 1880 1016" draw:points="0,0 1880,0 1880,1016">
          <text:p/>
        </draw:polyline>
        <draw:frame draw:style-name="gr22" draw:text-style-name="P3" draw:layer="layout" svg:width="0.635cm" svg:height="0.386cm" svg:x="16.429cm" svg:y="9.826cm">
          <draw:text-box>
            <text:p><text:span text:style-name="T1">ack</text:span></text:p>
          </draw:text-box>
        </draw:frame>
        <draw:frame draw:style-name="gr22" draw:text-style-name="P3" draw:layer="layout" svg:width="0.635cm" svg:height="0.386cm" svg:x="16.429cm" svg:y="13.395cm">
          <draw:text-box>
            <text:p><text:span text:style-name="T1">req</text:span></text:p>
          </draw:text-box>
        </draw:frame>
        <draw:g>
          <draw:custom-shape draw:style-name="gr33" draw:text-style-name="P1" draw:layer="layout" svg:width="0.762cm" svg:height="1.016cm" svg:x="16.026cm" svg:y="4.444cm">
            <text:p/>
            <draw:enhanced-geometry svg:viewBox="0 0 21600 21600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-0.785398163397448) translate (16.026cm 5.053cm)" svg:viewBox="0 0 216 216" draw:points="0,0 216,0 216,216">
            <text:p/>
          </draw:polyline>
          <draw:line draw:style-name="gr15" draw:text-style-name="P2" draw:layer="layout" svg:x1="15.949cm" svg:y1="4.698cm" svg:x2="16.026cm" svg:y2="4.698cm">
            <text:p/>
          </draw:line>
          <draw:line draw:style-name="gr15" draw:text-style-name="P2" draw:layer="layout" svg:x1="15.949cm" svg:y1="5.206cm" svg:x2="16.026cm" svg:y2="5.206cm">
            <text:p/>
          </draw:line>
          <draw:custom-shape draw:style-name="gr34" draw:text-style-name="P1" draw:layer="layout" svg:width="0.762cm" svg:height="1.016cm" svg:x="16.789cm" svg:y="4.444cm">
            <text:p/>
            <draw:enhanced-geometry svg:viewBox="0 0 21600 21600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-0.785398163397448) translate (16.789cm 5.053cm)" svg:viewBox="0 0 216 216" draw:points="0,0 216,0 216,216">
            <text:p/>
          </draw:polyline>
          <draw:line draw:style-name="gr15" draw:text-style-name="P2" draw:layer="layout" svg:x1="17.55cm" svg:y1="4.698cm" svg:x2="17.627cm" svg:y2="4.698cm">
            <text:p/>
          </draw:line>
        </draw:g>
        <draw:g>
          <draw:custom-shape draw:style-name="gr35" draw:text-style-name="P1" draw:layer="layout" svg:width="0.762cm" svg:height="1.016cm" svg:x="19.94cm" svg:y="4.444cm">
            <text:p/>
            <draw:enhanced-geometry svg:viewBox="0 0 21600 21600" draw:mirror-horizontal="fals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8) translate (19.94cm 5.05300000000001cm)" svg:viewBox="0 0 216 216" draw:points="0,0 216,0 216,216">
            <text:p/>
          </draw:polyline>
          <draw:line draw:style-name="gr2" draw:text-style-name="P2" draw:layer="layout" svg:x1="19.863cm" svg:y1="4.698cm" svg:x2="19.94cm" svg:y2="4.698cm">
            <text:p/>
          </draw:line>
          <draw:line draw:style-name="gr2" draw:text-style-name="P2" draw:layer="layout" svg:x1="20.701cm" svg:y1="4.698cm" svg:x2="20.778cm" svg:y2="4.698cm">
            <text:p/>
          </draw:line>
          <draw:line draw:style-name="gr2" draw:text-style-name="P2" draw:layer="layout" svg:x1="19.863cm" svg:y1="5.206cm" svg:x2="19.94cm" svg:y2="5.206cm">
            <text:p/>
          </draw:line>
        </draw:g>
        <draw:g>
          <draw:path draw:style-name="gr5" draw:text-style-name="P4" draw:layer="layout" svg:width="0.761cm" svg:height="0.532cm" svg:x="21.133cm" svg:y="4.317cm" svg:viewBox="0 0 762 533" svg:d="M0 0h508c127 0 254 133 254 267 0 133-127 266-254 266h-508z">
            <text:p/>
          </draw:path>
          <draw:line draw:style-name="gr2" draw:text-style-name="P2" draw:layer="layout" svg:x1="21.055cm" svg:y1="4.444cm" svg:x2="21.132cm" svg:y2="4.444cm">
            <text:p/>
          </draw:line>
          <draw:line draw:style-name="gr2" draw:text-style-name="P2" draw:layer="layout" svg:x1="21.055cm" svg:y1="4.698cm" svg:x2="21.132cm" svg:y2="4.698cm">
            <text:p/>
          </draw:line>
          <draw:line draw:style-name="gr2" draw:text-style-name="P2" draw:layer="layout" svg:x1="21.894cm" svg:y1="4.571cm" svg:x2="21.971cm" svg:y2="4.571cm">
            <text:p/>
          </draw:line>
        </draw:g>
        <draw:line draw:style-name="gr18" draw:text-style-name="P2" draw:layer="layout" svg:x1="19.888cm" svg:y1="4.698cm" svg:x2="19.481cm" svg:y2="4.698cm">
          <text:p/>
        </draw:line>
        <draw:polyline draw:style-name="gr19" draw:text-style-name="P2" draw:layer="layout" svg:width="1.37cm" svg:height="0.507cm" svg:x="19.685cm" svg:y="4.19cm" svg:viewBox="0 0 1371 508" draw:points="1371,254 1193,254 1193,0 0,0 0,508">
          <text:p/>
        </draw:polyline>
        <draw:line draw:style-name="gr18" draw:text-style-name="P2" draw:layer="layout" svg:x1="21.056cm" svg:y1="4.698cm" svg:x2="20.777cm" svg:y2="4.698cm">
          <text:p/>
        </draw:line>
        <draw:custom-shape draw:style-name="gr6" draw:text-style-name="P4" draw:layer="layout" svg:width="0.153cm" svg:height="0.153cm" svg:x="20.952cm" svg:y="4.36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5.621cm" svg:y1="4.698cm" svg:x2="15.951cm" svg:y2="4.698cm">
          <text:p/>
        </draw:line>
        <draw:line draw:style-name="gr21" draw:text-style-name="P2" draw:layer="layout" svg:x1="15.849cm" svg:y1="4.698cm" svg:x2="16cm" svg:y2="4.698cm">
          <text:p/>
        </draw:line>
        <draw:g>
          <draw:custom-shape draw:style-name="gr36" draw:text-style-name="P1" draw:layer="layout" svg:width="0.762cm" svg:height="1.016cm" svg:x="19.938cm" svg:y="0.88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0.5472649352637cm 1.6497350647363cm)" svg:viewBox="0 0 216 216" draw:points="216,0 0,0 0,216">
            <text:p/>
          </draw:polyline>
          <draw:line draw:style-name="gr2" draw:text-style-name="P2" draw:layer="layout" svg:x1="20.777cm" svg:y1="1.142cm" svg:x2="20.7cm" svg:y2="1.142cm">
            <text:p/>
          </draw:line>
          <draw:line draw:style-name="gr2" draw:text-style-name="P2" draw:layer="layout" svg:x1="19.939cm" svg:y1="1.142cm" svg:x2="19.862cm" svg:y2="1.142cm">
            <text:p/>
          </draw:line>
          <draw:line draw:style-name="gr2" draw:text-style-name="P2" draw:layer="layout" svg:x1="20.777cm" svg:y1="1.65cm" svg:x2="20.7cm" svg:y2="1.65cm">
            <text:p/>
          </draw:line>
          <draw:line draw:style-name="gr2" draw:text-style-name="P2" draw:layer="layout" svg:x1="20.777cm" svg:y1="1.396cm" svg:x2="20.7cm" svg:y2="1.396cm">
            <text:p/>
          </draw:line>
          <draw:frame draw:style-name="gr4" draw:text-style-name="P3" draw:layer="layout" svg:width="0.508cm" svg:height="0.37cm" svg:x="20.192cm" svg:y="0.975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20.192cm" svg:y="1.229cm">
            <draw:text-box>
              <text:p><text:span text:style-name="T1">set</text:span></text:p>
            </draw:text-box>
          </draw:frame>
        </draw:g>
        <draw:line draw:style-name="gr13" draw:text-style-name="P2" draw:layer="layout" svg:x1="19.888cm" svg:y1="1.142cm" svg:x2="17.043cm" svg:y2="1.142cm">
          <text:p/>
        </draw:line>
        <draw:polyline draw:style-name="gr27" draw:text-style-name="P2" draw:layer="layout" svg:width="1.473cm" svg:height="3.428cm" svg:x="20.751cm" svg:y="1.142cm" svg:viewBox="0 0 1474 3429" draw:points="1194,3429 1474,3429 1474,0 0,0">
          <text:p/>
        </draw:polyline>
        <draw:g>
          <draw:custom-shape draw:style-name="gr37" draw:text-style-name="P1" draw:layer="layout" svg:width="0.762cm" svg:height="1.016cm" svg:x="23.495cm" svg:y="6.476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7.085cm)" svg:viewBox="0 0 216 216" draw:points="0,0 216,0 216,216">
            <text:p/>
          </draw:polyline>
          <draw:line draw:style-name="gr2" draw:text-style-name="P2" draw:layer="layout" svg:x1="23.418cm" svg:y1="6.73cm" svg:x2="23.495cm" svg:y2="6.73cm">
            <text:p/>
          </draw:line>
          <draw:line draw:style-name="gr2" draw:text-style-name="P2" draw:layer="layout" svg:x1="24.256cm" svg:y1="6.73cm" svg:x2="24.333cm" svg:y2="6.73cm">
            <text:p/>
          </draw:line>
          <draw:line draw:style-name="gr2" draw:text-style-name="P2" draw:layer="layout" svg:x1="23.418cm" svg:y1="7.238cm" svg:x2="23.495cm" svg:y2="7.238cm">
            <text:p/>
          </draw:line>
          <draw:line draw:style-name="gr2" draw:text-style-name="P2" draw:layer="layout" svg:x1="23.418cm" svg:y1="6.984cm" svg:x2="23.495cm" svg:y2="6.984cm">
            <text:p/>
          </draw:line>
          <draw:frame draw:style-name="gr4" draw:text-style-name="P3" draw:layer="layout" svg:width="0.508cm" svg:height="0.37cm" svg:x="23.495cm" svg:y="6.791cm">
            <draw:text-box>
              <text:p><text:span text:style-name="T1">en</text:span></text:p>
            </draw:text-box>
          </draw:frame>
        </draw:g>
        <draw:line draw:style-name="gr13" draw:text-style-name="P2" draw:layer="layout" svg:x1="24.342cm" svg:y1="6.73cm" svg:x2="26.67cm" svg:y2="6.73cm">
          <text:p/>
        </draw:line>
        <draw:line draw:style-name="gr13" draw:text-style-name="P2" draw:layer="layout" svg:x1="17.043cm" svg:y1="6.73cm" svg:x2="17.373cm" svg:y2="6.73cm">
          <text:p/>
        </draw:line>
        <draw:line draw:style-name="gr21" draw:text-style-name="P2" draw:layer="layout" svg:x1="17.272cm" svg:y1="6.73cm" svg:x2="23.443cm" svg:y2="6.73cm">
          <text:p/>
        </draw:line>
        <draw:frame draw:style-name="gr4" draw:text-style-name="P3" draw:layer="layout" svg:width="0.99cm" svg:height="0.37cm" svg:x="16.332cm" svg:y="6.563cm">
          <draw:text-box>
            <text:p><text:span text:style-name="T1">i_dat</text:span></text:p>
          </draw:text-box>
        </draw:frame>
        <draw:frame draw:style-name="gr4" draw:text-style-name="P3" draw:layer="layout" svg:width="0.99cm" svg:height="0.37cm" svg:x="26.673cm" svg:y="6.569cm">
          <draw:text-box>
            <text:p><text:span text:style-name="T1">o_dat</text:span></text:p>
          </draw:text-box>
        </draw:frame>
        <draw:g>
          <draw:custom-shape draw:style-name="gr38" draw:text-style-name="P1" draw:layer="layout" svg:width="0.762cm" svg:height="1.016cm" svg:x="23.495cm" svg:y="4.44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5.053cm)" svg:viewBox="0 0 216 216" draw:points="0,0 216,0 216,216">
            <text:p/>
          </draw:polyline>
          <draw:line draw:style-name="gr2" draw:text-style-name="P2" draw:layer="layout" svg:x1="23.418cm" svg:y1="4.698cm" svg:x2="23.495cm" svg:y2="4.698cm">
            <text:p/>
          </draw:line>
          <draw:line draw:style-name="gr2" draw:text-style-name="P2" draw:layer="layout" svg:x1="24.256cm" svg:y1="4.698cm" svg:x2="24.333cm" svg:y2="4.698cm">
            <text:p/>
          </draw:line>
          <draw:line draw:style-name="gr2" draw:text-style-name="P2" draw:layer="layout" svg:x1="23.418cm" svg:y1="5.206cm" svg:x2="23.495cm" svg:y2="5.206cm">
            <text:p/>
          </draw:line>
          <draw:line draw:style-name="gr2" draw:text-style-name="P2" draw:layer="layout" svg:x1="23.418cm" svg:y1="4.952cm" svg:x2="23.495cm" svg:y2="4.952cm">
            <text:p/>
          </draw:line>
          <draw:frame draw:style-name="gr4" draw:text-style-name="P3" draw:layer="layout" svg:width="0.508cm" svg:height="0.37cm" svg:x="23.495cm" svg:y="4.505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23.495cm" svg:y="4.759cm">
            <draw:text-box>
              <text:p><text:span text:style-name="T1">set</text:span></text:p>
            </draw:text-box>
          </draw:frame>
        </draw:g>
        <draw:polyline draw:style-name="gr30" draw:text-style-name="P2" draw:layer="layout" svg:width="2.971cm" svg:height="4.801cm" draw:transform="rotate (-3.14159265358979) translate (21.107cm 5.969cm)" svg:viewBox="0 0 2972 4802" draw:points="0,0 2972,0 2972,4802">
          <text:p/>
        </draw:polyline>
        <draw:g>
          <draw:path draw:style-name="gr5" draw:text-style-name="P4" draw:layer="layout" svg:width="0.761cm" svg:height="0.532cm" svg:x="23.444cm" svg:y="3.555cm" svg:viewBox="0 0 762 533" svg:d="M762 0h-508c-127 0-254 133-254 267 0 133 127 266 254 266h508z">
            <text:p/>
          </draw:path>
          <draw:line draw:style-name="gr2" draw:text-style-name="P2" draw:layer="layout" svg:x1="24.284cm" svg:y1="3.682cm" svg:x2="24.207cm" svg:y2="3.682cm">
            <text:p/>
          </draw:line>
          <draw:line draw:style-name="gr2" draw:text-style-name="P2" draw:layer="layout" svg:x1="24.284cm" svg:y1="3.936cm" svg:x2="24.207cm" svg:y2="3.936cm">
            <text:p/>
          </draw:line>
          <draw:line draw:style-name="gr2" draw:text-style-name="P2" draw:layer="layout" svg:x1="23.445cm" svg:y1="3.809cm" svg:x2="23.368cm" svg:y2="3.809cm">
            <text:p/>
          </draw:line>
        </draw:g>
        <draw:line draw:style-name="gr13" draw:text-style-name="P2" draw:layer="layout" svg:x1="24.282cm" svg:y1="4.698cm" svg:x2="26.67cm" svg:y2="4.698cm">
          <text:p/>
        </draw:line>
        <draw:polyline draw:style-name="gr11" draw:text-style-name="P2" draw:layer="layout" svg:width="0.507cm" svg:height="0.761cm" svg:x="24.257cm" svg:y="3.936cm" svg:viewBox="0 0 508 762" draw:points="0,0 508,0 508,762">
          <text:p/>
        </draw:polyline>
        <draw:polyline draw:style-name="gr27" draw:text-style-name="P2" draw:layer="layout" svg:width="0.456cm" svg:height="0.888cm" draw:transform="rotate (-3.14159265358979) translate (23.444cm 4.698cm)" svg:viewBox="0 0 457 889" draw:points="51,889 457,889 457,0 0,0">
          <text:p/>
        </draw:polyline>
        <draw:frame draw:style-name="gr22" draw:text-style-name="P3" draw:layer="layout" svg:width="0.838cm" svg:height="0.386cm" svg:x="26.75cm" svg:y="4.521cm">
          <draw:text-box>
            <text:p><text:span text:style-name="T1">o_req</text:span></text:p>
          </draw:text-box>
        </draw:frame>
        <draw:line draw:style-name="gr11" draw:text-style-name="P2" draw:layer="layout" svg:x1="23.444cm" svg:y1="4.952cm" svg:x2="22.631cm" svg:y2="4.952cm">
          <text:p/>
        </draw:line>
        <draw:frame draw:style-name="gr22" draw:text-style-name="P3" draw:layer="layout" svg:width="0.859cm" svg:height="0.386cm" svg:x="16.205cm" svg:y="0.935cm">
          <draw:text-box>
            <text:p><text:span text:style-name="T1">i_ack</text:span></text:p>
          </draw:text-box>
        </draw:frame>
        <draw:frame draw:style-name="gr22" draw:text-style-name="P3" draw:layer="layout" svg:width="0.832cm" svg:height="0.386cm" svg:x="14.81cm" svg:y="4.504cm">
          <draw:text-box>
            <text:p><text:span text:style-name="T1">i_req</text:span></text:p>
          </draw:text-box>
        </draw:frame>
        <draw:g>
          <draw:custom-shape draw:style-name="gr39" draw:text-style-name="P1" draw:layer="layout" svg:width="0.762cm" svg:height="1.016cm" svg:x="26.821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0.785398163397448) translate (27.4302649352637cm 1.6507350647363cm)" svg:viewBox="0 0 216 216" draw:points="216,0 0,0 0,216">
            <text:p/>
          </draw:polyline>
          <draw:line draw:style-name="gr15" draw:text-style-name="P2" draw:layer="layout" svg:x1="27.66cm" svg:y1="1.143cm" svg:x2="27.583cm" svg:y2="1.143cm">
            <text:p/>
          </draw:line>
          <draw:line draw:style-name="gr15" draw:text-style-name="P2" draw:layer="layout" svg:x1="27.66cm" svg:y1="1.651cm" svg:x2="27.583cm" svg:y2="1.651cm">
            <text:p/>
          </draw:line>
          <draw:custom-shape draw:style-name="gr40" draw:text-style-name="P1" draw:layer="layout" svg:width="0.762cm" svg:height="1.016cm" svg:x="26.06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0.785398163397448) translate (26.6692649352637cm 1.6507350647363cm)" svg:viewBox="0 0 216 216" draw:points="216,0 0,0 0,216">
            <text:p/>
          </draw:polyline>
          <draw:line draw:style-name="gr15" draw:text-style-name="P2" draw:layer="layout" svg:x1="26.061cm" svg:y1="1.143cm" svg:x2="25.984cm" svg:y2="1.143cm">
            <text:p/>
          </draw:line>
        </draw:g>
        <draw:g>
          <draw:custom-shape draw:style-name="gr41" draw:text-style-name="P1" draw:layer="layout" svg:width="0.762cm" svg:height="1.016cm" svg:x="24.84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5.4492649352637cm 1.6507350647363cm)" svg:viewBox="0 0 216 216" draw:points="216,0 0,0 0,216">
            <text:p/>
          </draw:polyline>
          <draw:line draw:style-name="gr2" draw:text-style-name="P2" draw:layer="layout" svg:x1="25.679cm" svg:y1="1.143cm" svg:x2="25.602cm" svg:y2="1.143cm">
            <text:p/>
          </draw:line>
          <draw:line draw:style-name="gr2" draw:text-style-name="P2" draw:layer="layout" svg:x1="24.841cm" svg:y1="1.143cm" svg:x2="24.764cm" svg:y2="1.143cm">
            <text:p/>
          </draw:line>
          <draw:line draw:style-name="gr2" draw:text-style-name="P2" draw:layer="layout" svg:x1="25.679cm" svg:y1="1.651cm" svg:x2="25.602cm" svg:y2="1.651cm">
            <text:p/>
          </draw:line>
        </draw:g>
        <draw:g>
          <draw:path draw:style-name="gr5" draw:text-style-name="P4" draw:layer="layout" svg:width="0.761cm" svg:height="0.532cm" svg:x="23.647cm" svg:y="0.762cm" svg:viewBox="0 0 762 533" svg:d="M762 0h-508c-127 0-254 133-254 267 0 133 127 266 254 266h508z">
            <text:p/>
          </draw:path>
          <draw:line draw:style-name="gr2" draw:text-style-name="P2" draw:layer="layout" svg:x1="24.487cm" svg:y1="0.889cm" svg:x2="24.41cm" svg:y2="0.889cm">
            <text:p/>
          </draw:line>
          <draw:line draw:style-name="gr2" draw:text-style-name="P2" draw:layer="layout" svg:x1="24.487cm" svg:y1="1.143cm" svg:x2="24.41cm" svg:y2="1.143cm">
            <text:p/>
          </draw:line>
          <draw:line draw:style-name="gr2" draw:text-style-name="P2" draw:layer="layout" svg:x1="23.648cm" svg:y1="1.016cm" svg:x2="23.571cm" svg:y2="1.016cm">
            <text:p/>
          </draw:line>
        </draw:g>
        <draw:line draw:style-name="gr18" draw:text-style-name="P2" draw:layer="layout" svg:x1="25.654cm" svg:y1="1.143cm" svg:x2="25.984cm" svg:y2="1.143cm">
          <text:p/>
        </draw:line>
        <draw:polyline draw:style-name="gr19" draw:text-style-name="P2" draw:layer="layout" svg:width="1.37cm" svg:height="0.507cm" svg:x="24.486cm" svg:y="0.635cm" svg:viewBox="0 0 1371 508" draw:points="0,254 178,254 178,0 1371,0 1371,508">
          <text:p/>
        </draw:polyline>
        <draw:line draw:style-name="gr18" draw:text-style-name="P2" draw:layer="layout" svg:x1="24.486cm" svg:y1="1.143cm" svg:x2="24.765cm" svg:y2="1.143cm">
          <text:p/>
        </draw:line>
        <draw:custom-shape draw:style-name="gr6" draw:text-style-name="P4" draw:layer="layout" svg:width="0.153cm" svg:height="0.153cm" svg:x="24.434cm" svg:y="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27.94cm" svg:y1="1.143cm" svg:x2="27.61cm" svg:y2="1.143cm">
          <text:p/>
        </draw:line>
        <draw:frame draw:style-name="gr22" draw:text-style-name="P3" draw:layer="layout" svg:width="1.066cm" svg:height="0.386cm" svg:x="28.067cm" svg:y="0.936cm">
          <draw:text-box>
            <text:p><text:span text:style-name="T1">o_ack</text:span></text:p>
          </draw:text-box>
        </draw:frame>
        <draw:g>
          <draw:custom-shape draw:style-name="gr42" draw:text-style-name="P1" draw:layer="layout" svg:width="0.762cm" svg:height="1.016cm" svg:x="19.938cm" svg:y="2.41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0.5472649352637cm 3.1747350647363cm)" svg:viewBox="0 0 216 216" draw:points="216,0 0,0 0,216">
            <text:p/>
          </draw:polyline>
          <draw:line draw:style-name="gr2" draw:text-style-name="P2" draw:layer="layout" svg:x1="20.777cm" svg:y1="2.667cm" svg:x2="20.7cm" svg:y2="2.667cm">
            <text:p/>
          </draw:line>
          <draw:line draw:style-name="gr2" draw:text-style-name="P2" draw:layer="layout" svg:x1="19.939cm" svg:y1="2.667cm" svg:x2="19.862cm" svg:y2="2.667cm">
            <text:p/>
          </draw:line>
          <draw:line draw:style-name="gr2" draw:text-style-name="P2" draw:layer="layout" svg:x1="20.777cm" svg:y1="3.175cm" svg:x2="20.7cm" svg:y2="3.175cm">
            <text:p/>
          </draw:line>
          <draw:line draw:style-name="gr2" draw:text-style-name="P2" draw:layer="layout" svg:x1="20.777cm" svg:y1="2.921cm" svg:x2="20.7cm" svg:y2="2.921cm">
            <text:p/>
          </draw:line>
          <draw:frame draw:style-name="gr4" draw:text-style-name="P3" draw:layer="layout" svg:width="0.508cm" svg:height="0.37cm" svg:x="20.192cm" svg:y="2.5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20.192cm" svg:y="2.754cm">
            <draw:text-box>
              <text:p><text:span text:style-name="T1">set</text:span></text:p>
            </draw:text-box>
          </draw:frame>
        </draw:g>
        <draw:polyline draw:style-name="gr2" draw:text-style-name="P2" draw:layer="layout" svg:width="2.818cm" svg:height="5.587cm" svg:x="20.701cm" svg:y="1.397cm" svg:viewBox="0 0 2819 5588" draw:points="0,0 1930,0 1930,5588 2819,5588">
          <text:p/>
        </draw:polyline>
        <draw:polyline draw:style-name="gr2" draw:text-style-name="P2" draw:layer="layout" svg:width="2.844cm" svg:height="1.65cm" draw:transform="rotate (-3.14159265358979) translate (23.571cm 2.667cm)" svg:viewBox="0 0 2845 1651" draw:points="0,1651 584,1651 584,0 2845,0">
          <text:p/>
        </draw:polyline>
        <draw:g>
          <draw:path draw:style-name="gr7" draw:text-style-name="P4" draw:layer="layout" svg:width="0.802cm" svg:height="0.601cm" draw:transform="rotate (-0.321664181142556) translate (18.6820775161519cm 4.33073455423cm)" svg:viewBox="0 0 803 602" svg:d="M0 120c482-160 482-160 803 1-160 321-160 321-642 481 40-281 40-281-161-482z">
            <text:p/>
          </draw:path>
          <draw:line draw:style-name="gr2" draw:text-style-name="P2" draw:layer="layout" svg:x1="18.567cm" svg:y1="4.572cm" svg:x2="18.694cm" svg:y2="4.572cm">
            <text:p/>
          </draw:line>
          <draw:line draw:style-name="gr2" draw:text-style-name="P2" draw:layer="layout" svg:x1="18.567cm" svg:y1="4.826cm" svg:x2="18.694cm" svg:y2="4.826cm">
            <text:p/>
          </draw:line>
          <draw:line draw:style-name="gr2" draw:text-style-name="P2" draw:layer="layout" svg:x1="19.406cm" svg:y1="4.699cm" svg:x2="19.483cm" svg:y2="4.699cm">
            <text:p/>
          </draw:line>
        </draw:g>
        <draw:polyline draw:style-name="gr2" draw:text-style-name="P2" draw:layer="layout" svg:width="1.523cm" svg:height="1.904cm" draw:transform="rotate (-3.14159265358979) translate (19.913cm 4.572cm)" svg:viewBox="0 0 1524 1905" draw:points="0,1905 1524,1905 1524,0 1270,0">
          <text:p/>
        </draw:polyline>
        <draw:polyline draw:style-name="gr18" draw:text-style-name="P2" draw:layer="layout" svg:width="1.04cm" svg:height="0.126cm" svg:x="17.602cm" svg:y="4.699cm" svg:viewBox="0 0 1041 127" draw:points="0,0 203,0 203,127 1041,127">
          <text:p/>
        </draw:polyline>
        <draw:line draw:style-name="gr11" draw:text-style-name="P2" draw:layer="layout" svg:x1="20.751cm" svg:y1="2.921cm" svg:x2="22.631cm" svg:y2="2.921cm">
          <text:p/>
        </draw:line>
        <draw:g>
          <draw:path draw:style-name="gr5" draw:text-style-name="P4" draw:layer="layout" svg:width="0.761cm" svg:height="0.964cm" svg:x="21.133cm" svg:y="5.486cm" svg:viewBox="0 0 762 965" svg:d="M0 0h508c127 0 254 241 254 483 0 241-127 482-254 482h-508z">
            <text:p/>
          </draw:path>
          <draw:line draw:style-name="gr2" draw:text-style-name="P2" draw:layer="layout" svg:x1="21.055cm" svg:y1="5.716cm" svg:x2="21.132cm" svg:y2="5.716cm">
            <text:p/>
          </draw:line>
          <draw:line draw:style-name="gr2" draw:text-style-name="P2" draw:layer="layout" svg:x1="21.055cm" svg:y1="6.176cm" svg:x2="21.132cm" svg:y2="6.176cm">
            <text:p/>
          </draw:line>
          <draw:line draw:style-name="gr2" draw:text-style-name="P2" draw:layer="layout" svg:x1="21.894cm" svg:y1="5.946cm" svg:x2="21.971cm" svg:y2="5.946cm">
            <text:p/>
          </draw:line>
        </draw:g>
        <draw:polyline draw:style-name="gr2" draw:text-style-name="P2" draw:layer="layout" svg:width="1.37cm" svg:height="1.015cm" draw:transform="rotate (-3.14159265358979) translate (21.056cm 5.715cm)" svg:viewBox="0 0 1371 1016" draw:points="0,0 1371,0 1371,1016">
          <text:p/>
        </draw:polyline>
        <draw:custom-shape draw:style-name="gr6" draw:text-style-name="P4" draw:layer="layout" svg:width="0.153cm" svg:height="0.153cm" svg:x="20.951cm" svg:y="5.8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1.945cm" svg:y1="5.943cm" svg:x2="22.631cm" svg:y2="5.943cm">
          <text:p/>
        </draw:line>
        <draw:polyline draw:style-name="gr2" draw:text-style-name="P2" draw:layer="layout" svg:width="2.539cm" svg:height="1.599cm" draw:transform="rotate (-1.5707963267949) translate (25.857cm 1.143cm)" svg:viewBox="0 0 2540 1600" draw:points="0,0 2540,0 2540,1600">
          <text:p/>
        </draw:polyline>
        <draw:polyline draw:style-name="gr43" draw:text-style-name="P2" draw:layer="layout" svg:width="4.088cm" svg:height="5.054cm" draw:transform="rotate (-1.5707963267949) translate (25.857cm 3.683cm)" svg:viewBox="0 0 4089 5055" draw:points="0,0 4089,0 4089,5055 2540,5055 2540,4725">
          <text:p/>
        </draw:polyline>
        <draw:custom-shape draw:style-name="gr6" draw:text-style-name="P4" draw:layer="layout" svg:width="0.153cm" svg:height="0.153cm" svg:x="20.951cm" svg:y="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4" draw:text-style-name="P1" draw:layer="layout" svg:width="0.762cm" svg:height="1.016cm" svg:x="2.993cm" svg:y="4.444cm">
            <text:p/>
            <draw:enhanced-geometry svg:viewBox="0 0 21600 21600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-0.785398163397449) translate (2.993cm 5.053cm)" svg:viewBox="0 0 216 216" draw:points="0,0 216,0 216,216">
            <text:p/>
          </draw:polyline>
          <draw:line draw:style-name="gr15" draw:text-style-name="P2" draw:layer="layout" svg:x1="2.916cm" svg:y1="4.698cm" svg:x2="2.993cm" svg:y2="4.698cm">
            <text:p/>
          </draw:line>
          <draw:line draw:style-name="gr15" draw:text-style-name="P2" draw:layer="layout" svg:x1="2.916cm" svg:y1="5.206cm" svg:x2="2.993cm" svg:y2="5.206cm">
            <text:p/>
          </draw:line>
          <draw:custom-shape draw:style-name="gr45" draw:text-style-name="P1" draw:layer="layout" svg:width="0.762cm" svg:height="1.016cm" svg:x="3.756cm" svg:y="4.444cm">
            <text:p/>
            <draw:enhanced-geometry svg:viewBox="0 0 21600 21600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-0.785398163397449) translate (3.756cm 5.053cm)" svg:viewBox="0 0 216 216" draw:points="0,0 216,0 216,216">
            <text:p/>
          </draw:polyline>
          <draw:line draw:style-name="gr15" draw:text-style-name="P2" draw:layer="layout" svg:x1="4.517cm" svg:y1="4.698cm" svg:x2="4.594cm" svg:y2="4.698cm">
            <text:p/>
          </draw:line>
        </draw:g>
        <draw:g>
          <draw:custom-shape draw:style-name="gr46" draw:text-style-name="P1" draw:layer="layout" svg:width="0.762cm" svg:height="1.016cm" svg:x="5.386cm" svg:y="4.444cm">
            <text:p/>
            <draw:enhanced-geometry svg:viewBox="0 0 21600 21600" draw:mirror-horizontal="fals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8) translate (5.38600000000001cm 5.05300000000001cm)" svg:viewBox="0 0 216 216" draw:points="0,0 216,0 216,216">
            <text:p/>
          </draw:polyline>
          <draw:line draw:style-name="gr2" draw:text-style-name="P2" draw:layer="layout" svg:x1="5.309cm" svg:y1="4.698cm" svg:x2="5.386cm" svg:y2="4.698cm">
            <text:p/>
          </draw:line>
          <draw:line draw:style-name="gr2" draw:text-style-name="P2" draw:layer="layout" svg:x1="6.147cm" svg:y1="4.698cm" svg:x2="6.224cm" svg:y2="4.698cm">
            <text:p/>
          </draw:line>
          <draw:line draw:style-name="gr2" draw:text-style-name="P2" draw:layer="layout" svg:x1="5.309cm" svg:y1="5.206cm" svg:x2="5.386cm" svg:y2="5.206cm">
            <text:p/>
          </draw:line>
        </draw:g>
        <draw:g>
          <draw:path draw:style-name="gr5" draw:text-style-name="P4" draw:layer="layout" svg:width="0.761cm" svg:height="0.532cm" svg:x="6.579cm" svg:y="4.317cm" svg:viewBox="0 0 762 533" svg:d="M0 0h508c127 0 254 133 254 267 0 133-127 266-254 266h-508z">
            <text:p/>
          </draw:path>
          <draw:line draw:style-name="gr2" draw:text-style-name="P2" draw:layer="layout" svg:x1="6.501cm" svg:y1="4.444cm" svg:x2="6.578cm" svg:y2="4.444cm">
            <text:p/>
          </draw:line>
          <draw:line draw:style-name="gr2" draw:text-style-name="P2" draw:layer="layout" svg:x1="6.501cm" svg:y1="4.698cm" svg:x2="6.578cm" svg:y2="4.698cm">
            <text:p/>
          </draw:line>
          <draw:line draw:style-name="gr2" draw:text-style-name="P2" draw:layer="layout" svg:x1="7.34cm" svg:y1="4.571cm" svg:x2="7.417cm" svg:y2="4.571cm">
            <text:p/>
          </draw:line>
        </draw:g>
        <draw:line draw:style-name="gr18" draw:text-style-name="P2" draw:layer="layout" svg:x1="5.334cm" svg:y1="4.698cm" svg:x2="4.546cm" svg:y2="4.698cm">
          <text:p/>
        </draw:line>
        <draw:polyline draw:style-name="gr19" draw:text-style-name="P2" draw:layer="layout" svg:width="1.37cm" svg:height="0.507cm" svg:x="5.131cm" svg:y="4.19cm" svg:viewBox="0 0 1371 508" draw:points="1371,254 1193,254 1193,0 0,0 0,508">
          <text:p/>
        </draw:polyline>
        <draw:line draw:style-name="gr18" draw:text-style-name="P2" draw:layer="layout" svg:x1="6.502cm" svg:y1="4.698cm" svg:x2="6.223cm" svg:y2="4.698cm">
          <text:p/>
        </draw:line>
        <draw:custom-shape draw:style-name="gr6" draw:text-style-name="P4" draw:layer="layout" svg:width="0.153cm" svg:height="0.153cm" svg:x="6.398cm" svg:y="4.36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2.588cm" svg:y1="4.698cm" svg:x2="2.918cm" svg:y2="4.698cm">
          <text:p/>
        </draw:line>
        <draw:line draw:style-name="gr21" draw:text-style-name="P2" draw:layer="layout" svg:x1="2.816cm" svg:y1="4.698cm" svg:x2="2.967cm" svg:y2="4.698cm">
          <text:p/>
        </draw:line>
        <draw:g>
          <draw:custom-shape draw:style-name="gr47" draw:text-style-name="P1" draw:layer="layout" svg:width="0.762cm" svg:height="1.016cm" svg:x="5.384cm" svg:y="0.88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5.99326493526371cm 1.6497350647363cm)" svg:viewBox="0 0 216 216" draw:points="216,0 0,0 0,216">
            <text:p/>
          </draw:polyline>
          <draw:line draw:style-name="gr2" draw:text-style-name="P2" draw:layer="layout" svg:x1="6.223cm" svg:y1="1.142cm" svg:x2="6.146cm" svg:y2="1.142cm">
            <text:p/>
          </draw:line>
          <draw:line draw:style-name="gr2" draw:text-style-name="P2" draw:layer="layout" svg:x1="5.385cm" svg:y1="1.142cm" svg:x2="5.308cm" svg:y2="1.142cm">
            <text:p/>
          </draw:line>
          <draw:line draw:style-name="gr2" draw:text-style-name="P2" draw:layer="layout" svg:x1="6.223cm" svg:y1="1.65cm" svg:x2="6.146cm" svg:y2="1.65cm">
            <text:p/>
          </draw:line>
          <draw:line draw:style-name="gr2" draw:text-style-name="P2" draw:layer="layout" svg:x1="6.223cm" svg:y1="1.396cm" svg:x2="6.146cm" svg:y2="1.396cm">
            <text:p/>
          </draw:line>
          <draw:frame draw:style-name="gr4" draw:text-style-name="P3" draw:layer="layout" svg:width="0.508cm" svg:height="0.37cm" svg:x="5.638cm" svg:y="0.975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5.638cm" svg:y="1.229cm">
            <draw:text-box>
              <text:p><text:span text:style-name="T1">set</text:span></text:p>
            </draw:text-box>
          </draw:frame>
        </draw:g>
        <draw:line draw:style-name="gr13" draw:text-style-name="P2" draw:layer="layout" svg:x1="5.334cm" svg:y1="1.142cm" svg:x2="2.489cm" svg:y2="1.142cm">
          <text:p/>
        </draw:line>
        <draw:polyline draw:style-name="gr27" draw:text-style-name="P2" draw:layer="layout" svg:width="1.473cm" svg:height="3.428cm" svg:x="6.197cm" svg:y="1.142cm" svg:viewBox="0 0 1474 3429" draw:points="1194,3429 1474,3429 1474,0 0,0">
          <text:p/>
        </draw:polyline>
        <draw:g>
          <draw:custom-shape draw:style-name="gr48" draw:text-style-name="P1" draw:layer="layout" svg:width="0.762cm" svg:height="1.016cm" svg:x="8.941cm" svg:y="6.476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941cm 7.085cm)" svg:viewBox="0 0 216 216" draw:points="0,0 216,0 216,216">
            <text:p/>
          </draw:polyline>
          <draw:line draw:style-name="gr2" draw:text-style-name="P2" draw:layer="layout" svg:x1="8.864cm" svg:y1="6.73cm" svg:x2="8.941cm" svg:y2="6.73cm">
            <text:p/>
          </draw:line>
          <draw:line draw:style-name="gr2" draw:text-style-name="P2" draw:layer="layout" svg:x1="9.702cm" svg:y1="6.73cm" svg:x2="9.779cm" svg:y2="6.73cm">
            <text:p/>
          </draw:line>
          <draw:line draw:style-name="gr2" draw:text-style-name="P2" draw:layer="layout" svg:x1="8.864cm" svg:y1="7.238cm" svg:x2="8.941cm" svg:y2="7.238cm">
            <text:p/>
          </draw:line>
          <draw:line draw:style-name="gr2" draw:text-style-name="P2" draw:layer="layout" svg:x1="8.864cm" svg:y1="6.984cm" svg:x2="8.941cm" svg:y2="6.984cm">
            <text:p/>
          </draw:line>
          <draw:frame draw:style-name="gr4" draw:text-style-name="P3" draw:layer="layout" svg:width="0.508cm" svg:height="0.37cm" svg:x="8.941cm" svg:y="6.791cm">
            <draw:text-box>
              <text:p><text:span text:style-name="T1">en</text:span></text:p>
            </draw:text-box>
          </draw:frame>
        </draw:g>
        <draw:line draw:style-name="gr13" draw:text-style-name="P2" draw:layer="layout" svg:x1="9.788cm" svg:y1="6.73cm" svg:x2="12.116cm" svg:y2="6.73cm">
          <text:p/>
        </draw:line>
        <draw:line draw:style-name="gr13" draw:text-style-name="P2" draw:layer="layout" svg:x1="2.59cm" svg:y1="6.73cm" svg:x2="2.92cm" svg:y2="6.73cm">
          <text:p/>
        </draw:line>
        <draw:line draw:style-name="gr21" draw:text-style-name="P2" draw:layer="layout" svg:x1="2.718cm" svg:y1="6.73cm" svg:x2="8.889cm" svg:y2="6.73cm">
          <text:p/>
        </draw:line>
        <draw:frame draw:style-name="gr4" draw:text-style-name="P3" draw:layer="layout" svg:width="0.99cm" svg:height="0.37cm" svg:x="1.778cm" svg:y="6.563cm">
          <draw:text-box>
            <text:p><text:span text:style-name="T1">i_dat</text:span></text:p>
          </draw:text-box>
        </draw:frame>
        <draw:frame draw:style-name="gr4" draw:text-style-name="P3" draw:layer="layout" svg:width="0.99cm" svg:height="0.37cm" svg:x="12.119cm" svg:y="6.569cm">
          <draw:text-box>
            <text:p><text:span text:style-name="T1">o_dat</text:span></text:p>
          </draw:text-box>
        </draw:frame>
        <draw:g>
          <draw:custom-shape draw:style-name="gr49" draw:text-style-name="P1" draw:layer="layout" svg:width="0.762cm" svg:height="1.016cm" svg:x="8.941cm" svg:y="4.44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941cm 5.053cm)" svg:viewBox="0 0 216 216" draw:points="0,0 216,0 216,216">
            <text:p/>
          </draw:polyline>
          <draw:line draw:style-name="gr2" draw:text-style-name="P2" draw:layer="layout" svg:x1="8.864cm" svg:y1="4.698cm" svg:x2="8.941cm" svg:y2="4.698cm">
            <text:p/>
          </draw:line>
          <draw:line draw:style-name="gr2" draw:text-style-name="P2" draw:layer="layout" svg:x1="9.702cm" svg:y1="4.698cm" svg:x2="9.779cm" svg:y2="4.698cm">
            <text:p/>
          </draw:line>
          <draw:line draw:style-name="gr2" draw:text-style-name="P2" draw:layer="layout" svg:x1="8.864cm" svg:y1="5.206cm" svg:x2="8.941cm" svg:y2="5.206cm">
            <text:p/>
          </draw:line>
          <draw:line draw:style-name="gr2" draw:text-style-name="P2" draw:layer="layout" svg:x1="8.864cm" svg:y1="4.952cm" svg:x2="8.941cm" svg:y2="4.952cm">
            <text:p/>
          </draw:line>
          <draw:frame draw:style-name="gr4" draw:text-style-name="P3" draw:layer="layout" svg:width="0.508cm" svg:height="0.37cm" svg:x="8.941cm" svg:y="4.505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8.941cm" svg:y="4.759cm">
            <draw:text-box>
              <text:p><text:span text:style-name="T1">set</text:span></text:p>
            </draw:text-box>
          </draw:frame>
        </draw:g>
        <draw:polyline draw:style-name="gr30" draw:text-style-name="P2" draw:layer="layout" svg:width="1.752cm" svg:height="4.699cm" draw:transform="rotate (-3.14159265358979) translate (6.553cm 5.867cm)" svg:viewBox="0 0 1753 4700" draw:points="0,0 1753,0 1753,4700">
          <text:p/>
        </draw:polyline>
        <draw:g>
          <draw:path draw:style-name="gr5" draw:text-style-name="P4" draw:layer="layout" svg:width="0.761cm" svg:height="0.532cm" svg:x="8.89cm" svg:y="3.555cm" svg:viewBox="0 0 762 533" svg:d="M762 0h-508c-127 0-254 133-254 267 0 133 127 266 254 266h508z">
            <text:p/>
          </draw:path>
          <draw:line draw:style-name="gr2" draw:text-style-name="P2" draw:layer="layout" svg:x1="9.73cm" svg:y1="3.682cm" svg:x2="9.653cm" svg:y2="3.682cm">
            <text:p/>
          </draw:line>
          <draw:line draw:style-name="gr2" draw:text-style-name="P2" draw:layer="layout" svg:x1="9.73cm" svg:y1="3.936cm" svg:x2="9.653cm" svg:y2="3.936cm">
            <text:p/>
          </draw:line>
          <draw:line draw:style-name="gr2" draw:text-style-name="P2" draw:layer="layout" svg:x1="8.891cm" svg:y1="3.809cm" svg:x2="8.814cm" svg:y2="3.809cm">
            <text:p/>
          </draw:line>
        </draw:g>
        <draw:line draw:style-name="gr13" draw:text-style-name="P2" draw:layer="layout" svg:x1="9.728cm" svg:y1="4.698cm" svg:x2="12.116cm" svg:y2="4.698cm">
          <text:p/>
        </draw:line>
        <draw:polyline draw:style-name="gr11" draw:text-style-name="P2" draw:layer="layout" svg:width="0.507cm" svg:height="0.761cm" svg:x="9.703cm" svg:y="3.936cm" svg:viewBox="0 0 508 762" draw:points="0,0 508,0 508,762">
          <text:p/>
        </draw:polyline>
        <draw:polyline draw:style-name="gr27" draw:text-style-name="P2" draw:layer="layout" svg:width="0.456cm" svg:height="0.888cm" draw:transform="rotate (-3.14159265358979) translate (8.89cm 4.698cm)" svg:viewBox="0 0 457 889" draw:points="51,889 457,889 457,0 0,0">
          <text:p/>
        </draw:polyline>
        <draw:frame draw:style-name="gr22" draw:text-style-name="P3" draw:layer="layout" svg:width="0.838cm" svg:height="0.386cm" svg:x="12.196cm" svg:y="4.521cm">
          <draw:text-box>
            <text:p><text:span text:style-name="T1">o_req</text:span></text:p>
          </draw:text-box>
        </draw:frame>
        <draw:line draw:style-name="gr11" draw:text-style-name="P2" draw:layer="layout" svg:x1="8.89cm" svg:y1="4.952cm" svg:x2="8.077cm" svg:y2="4.952cm">
          <text:p/>
        </draw:line>
        <draw:frame draw:style-name="gr22" draw:text-style-name="P3" draw:layer="layout" svg:width="0.859cm" svg:height="0.386cm" svg:x="1.651cm" svg:y="0.935cm">
          <draw:text-box>
            <text:p><text:span text:style-name="T1">i_ack</text:span></text:p>
          </draw:text-box>
        </draw:frame>
        <draw:frame draw:style-name="gr22" draw:text-style-name="P3" draw:layer="layout" svg:width="0.832cm" svg:height="0.386cm" svg:x="1.777cm" svg:y="4.504cm">
          <draw:text-box>
            <text:p><text:span text:style-name="T1">i_req</text:span></text:p>
          </draw:text-box>
        </draw:frame>
        <draw:g>
          <draw:custom-shape draw:style-name="gr50" draw:text-style-name="P1" draw:layer="layout" svg:width="0.762cm" svg:height="1.016cm" svg:x="11.174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0.785398163397448) translate (11.7832649352637cm 1.6507350647363cm)" svg:viewBox="0 0 216 216" draw:points="216,0 0,0 0,216">
            <text:p/>
          </draw:polyline>
          <draw:line draw:style-name="gr15" draw:text-style-name="P2" draw:layer="layout" svg:x1="12.013cm" svg:y1="1.143cm" svg:x2="11.936cm" svg:y2="1.143cm">
            <text:p/>
          </draw:line>
          <draw:line draw:style-name="gr15" draw:text-style-name="P2" draw:layer="layout" svg:x1="12.013cm" svg:y1="1.651cm" svg:x2="11.936cm" svg:y2="1.651cm">
            <text:p/>
          </draw:line>
          <draw:custom-shape draw:style-name="gr51" draw:text-style-name="P1" draw:layer="layout" svg:width="0.762cm" svg:height="1.016cm" svg:x="10.413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5" draw:text-style-name="P2" draw:layer="layout" svg:width="0.215cm" svg:height="0.215cm" draw:transform="rotate (0.785398163397448) translate (11.0222649352637cm 1.6507350647363cm)" svg:viewBox="0 0 216 216" draw:points="216,0 0,0 0,216">
            <text:p/>
          </draw:polyline>
          <draw:line draw:style-name="gr15" draw:text-style-name="P2" draw:layer="layout" svg:x1="10.414cm" svg:y1="1.143cm" svg:x2="10.337cm" svg:y2="1.143cm">
            <text:p/>
          </draw:line>
        </draw:g>
        <draw:line draw:style-name="gr13" draw:text-style-name="P2" draw:layer="layout" svg:x1="12.293cm" svg:y1="1.143cm" svg:x2="11.963cm" svg:y2="1.143cm">
          <text:p/>
        </draw:line>
        <draw:frame draw:style-name="gr22" draw:text-style-name="P3" draw:layer="layout" svg:width="1.066cm" svg:height="0.386cm" svg:x="12.42cm" svg:y="0.936cm">
          <draw:text-box>
            <text:p><text:span text:style-name="T1">o_ack</text:span></text:p>
          </draw:text-box>
        </draw:frame>
        <draw:polyline draw:style-name="gr2" draw:text-style-name="P2" draw:layer="layout" svg:width="2.818cm" svg:height="5.587cm" svg:x="6.147cm" svg:y="1.397cm" svg:viewBox="0 0 2819 5588" draw:points="0,0 1930,0 1930,5588 2819,5588">
          <text:p/>
        </draw:polyline>
        <draw:path draw:style-name="gr5" draw:text-style-name="P4" draw:layer="layout" svg:width="0.761cm" svg:height="1.142cm" svg:x="6.579cm" svg:y="5.486cm" svg:viewBox="0 0 762 1143" svg:d="M0 0h508c127 0 254 285 254 573 0 285-127 570-254 570h-508z">
          <text:p/>
        </draw:path>
        <draw:polyline draw:style-name="gr2" draw:text-style-name="P2" draw:layer="layout" svg:width="1.446cm" svg:height="0.938cm" draw:transform="rotate (-3.14159265358979) translate (6.578cm 5.638cm)" svg:viewBox="0 0 1447 939" draw:points="0,0 1447,0 1447,939">
          <text:p/>
        </draw:polyline>
        <draw:custom-shape draw:style-name="gr6" draw:text-style-name="P4" draw:layer="layout" svg:width="0.153cm" svg:height="0.153cm" svg:x="6.397cm" svg:y="5.7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7.34cm" svg:y1="6.019cm" svg:x2="8.077cm" svg:y2="6.019cm">
          <text:p/>
        </draw:line>
        <draw:polyline draw:style-name="gr43" draw:text-style-name="P2" draw:layer="layout" svg:width="3.986cm" svg:height="4.47cm" draw:transform="rotate (-1.5707963267949) translate (10.515cm 3.683cm)" svg:viewBox="0 0 3987 4471" draw:points="0,330 0,0 3987,0 3987,4471 2438,4471 2438,3962">
          <text:p/>
        </draw:polyline>
        <draw:custom-shape draw:style-name="gr6" draw:text-style-name="P4" draw:layer="layout" svg:width="0.153cm" svg:height="0.153cm" svg:x="6.397cm" svg:y="6.0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2" draw:layer="layout" svg:width="0.685cm" svg:height="2.539cm" svg:x="9.702cm" svg:y="1.143cm" svg:viewBox="0 0 686 2540" draw:points="0,2540 508,2540 508,0 686,0">
          <text:p/>
        </draw:polyline>
        <draw:polyline draw:style-name="gr18" draw:text-style-name="P2" draw:layer="layout" svg:width="3.224cm" svg:height="3.987cm" draw:transform="rotate (-1.5707963267949) translate (10.21cm 4.699cm)" svg:viewBox="0 0 3225 3988" draw:points="0,0 3225,0 3225,3988 1676,3988 1676,3632">
          <text:p/>
        </draw:polyline>
        <draw:custom-shape draw:style-name="gr6" draw:text-style-name="P4" draw:layer="layout" svg:width="0.153cm" svg:height="0.153cm" svg:x="6.397cm" svg:y="6.2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5" draw:text-style-name="P4" draw:layer="layout" svg:width="0.761cm" svg:height="0.532cm" svg:x="21.463cm" svg:y="18.136cm" svg:viewBox="0 0 762 533" svg:d="M0 0h508c127 0 254 133 254 267 0 133-127 266-254 266h-508z">
            <text:p/>
          </draw:path>
          <draw:line draw:style-name="gr2" draw:text-style-name="P2" draw:layer="layout" svg:x1="21.385cm" svg:y1="18.263cm" svg:x2="21.462cm" svg:y2="18.263cm">
            <text:p/>
          </draw:line>
          <draw:line draw:style-name="gr2" draw:text-style-name="P2" draw:layer="layout" svg:x1="21.385cm" svg:y1="18.517cm" svg:x2="21.462cm" svg:y2="18.517cm">
            <text:p/>
          </draw:line>
          <draw:line draw:style-name="gr2" draw:text-style-name="P2" draw:layer="layout" svg:x1="22.224cm" svg:y1="18.39cm" svg:x2="22.301cm" svg:y2="18.39cm">
            <text:p/>
          </draw:line>
        </draw:g>
        <draw:line draw:style-name="gr18" draw:text-style-name="P2" draw:layer="layout" svg:x1="21.412cm" svg:y1="18.517cm" svg:x2="20.777cm" svg:y2="18.517cm">
          <text:p/>
        </draw:line>
        <draw:g>
          <draw:custom-shape draw:style-name="gr52" draw:text-style-name="P1" draw:layer="layout" svg:width="0.762cm" svg:height="1.016cm" svg:x="23.495cm" svg:y="19.91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20.523cm)" svg:viewBox="0 0 216 216" draw:points="0,0 216,0 216,216">
            <text:p/>
          </draw:polyline>
          <draw:line draw:style-name="gr2" draw:text-style-name="P2" draw:layer="layout" svg:x1="23.418cm" svg:y1="20.168cm" svg:x2="23.495cm" svg:y2="20.168cm">
            <text:p/>
          </draw:line>
          <draw:line draw:style-name="gr2" draw:text-style-name="P2" draw:layer="layout" svg:x1="24.256cm" svg:y1="20.168cm" svg:x2="24.333cm" svg:y2="20.168cm">
            <text:p/>
          </draw:line>
          <draw:line draw:style-name="gr2" draw:text-style-name="P2" draw:layer="layout" svg:x1="23.418cm" svg:y1="20.676cm" svg:x2="23.495cm" svg:y2="20.676cm">
            <text:p/>
          </draw:line>
          <draw:line draw:style-name="gr2" draw:text-style-name="P2" draw:layer="layout" svg:x1="23.418cm" svg:y1="20.422cm" svg:x2="23.495cm" svg:y2="20.422cm">
            <text:p/>
          </draw:line>
          <draw:frame draw:style-name="gr4" draw:text-style-name="P3" draw:layer="layout" svg:width="0.508cm" svg:height="0.37cm" svg:x="23.495cm" svg:y="20.229cm">
            <draw:text-box>
              <text:p><text:span text:style-name="T1">en</text:span></text:p>
            </draw:text-box>
          </draw:frame>
        </draw:g>
        <draw:line draw:style-name="gr13" draw:text-style-name="P2" draw:layer="layout" svg:x1="24.307cm" svg:y1="20.168cm" svg:x2="25.273cm" svg:y2="20.168cm">
          <text:p/>
        </draw:line>
        <draw:line draw:style-name="gr13" draw:text-style-name="P2" draw:layer="layout" svg:x1="20.7cm" svg:y1="20.168cm" svg:x2="21.03cm" svg:y2="20.168cm">
          <text:p/>
        </draw:line>
        <draw:line draw:style-name="gr21" draw:text-style-name="P2" draw:layer="layout" svg:x1="20.904cm" svg:y1="20.168cm" svg:x2="23.443cm" svg:y2="20.168cm">
          <text:p/>
        </draw:line>
        <draw:frame draw:style-name="gr4" draw:text-style-name="P3" draw:layer="layout" svg:width="0.99cm" svg:height="0.37cm" svg:x="19.989cm" svg:y="20.001cm">
          <draw:text-box>
            <text:p><text:span text:style-name="T1">i_d</text:span><text:span text:style-name="T1">at</text:span></text:p>
          </draw:text-box>
        </draw:frame>
        <draw:frame draw:style-name="gr4" draw:text-style-name="P3" draw:layer="layout" svg:width="0.99cm" svg:height="0.37cm" svg:x="25.323cm" svg:y="20.001cm">
          <draw:text-box>
            <text:p><text:span text:style-name="T1">o_dat</text:span></text:p>
          </draw:text-box>
        </draw:frame>
        <draw:g>
          <draw:custom-shape draw:style-name="gr53" draw:text-style-name="P1" draw:layer="layout" svg:width="0.762cm" svg:height="1.016cm" svg:x="23.495cm" svg:y="17.882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18.491cm)" svg:viewBox="0 0 216 216" draw:points="0,0 216,0 216,216">
            <text:p/>
          </draw:polyline>
          <draw:line draw:style-name="gr2" draw:text-style-name="P2" draw:layer="layout" svg:x1="23.418cm" svg:y1="18.136cm" svg:x2="23.495cm" svg:y2="18.136cm">
            <text:p/>
          </draw:line>
          <draw:line draw:style-name="gr2" draw:text-style-name="P2" draw:layer="layout" svg:x1="24.256cm" svg:y1="18.136cm" svg:x2="24.333cm" svg:y2="18.136cm">
            <text:p/>
          </draw:line>
          <draw:line draw:style-name="gr2" draw:text-style-name="P2" draw:layer="layout" svg:x1="23.418cm" svg:y1="18.644cm" svg:x2="23.495cm" svg:y2="18.644cm">
            <text:p/>
          </draw:line>
          <draw:line draw:style-name="gr2" draw:text-style-name="P2" draw:layer="layout" svg:x1="23.418cm" svg:y1="18.39cm" svg:x2="23.495cm" svg:y2="18.39cm">
            <text:p/>
          </draw:line>
          <draw:frame draw:style-name="gr4" draw:text-style-name="P3" draw:layer="layout" svg:width="0.508cm" svg:height="0.37cm" svg:x="23.495cm" svg:y="17.943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23.495cm" svg:y="18.197cm">
            <draw:text-box>
              <text:p><text:span text:style-name="T1">set</text:span></text:p>
            </draw:text-box>
          </draw:frame>
        </draw:g>
        <draw:g>
          <draw:path draw:style-name="gr5" draw:text-style-name="P4" draw:layer="layout" svg:width="0.761cm" svg:height="0.532cm" draw:transform="rotate (-3.14159265358979) translate (24.206cm 19.685cm)" svg:viewBox="0 0 762 533" svg:d="M0 0h508c127 0 254 133 254 267 0 133-127 266-254 266h-508z">
            <text:p/>
          </draw:path>
          <draw:line draw:style-name="gr2" draw:text-style-name="P2" draw:layer="layout" svg:x1="24.284cm" svg:y1="19.558cm" svg:x2="24.207cm" svg:y2="19.558cm">
            <text:p/>
          </draw:line>
          <draw:line draw:style-name="gr2" draw:text-style-name="P2" draw:layer="layout" svg:x1="24.284cm" svg:y1="19.304cm" svg:x2="24.207cm" svg:y2="19.304cm">
            <text:p/>
          </draw:line>
          <draw:line draw:style-name="gr2" draw:text-style-name="P2" draw:layer="layout" svg:x1="23.445cm" svg:y1="19.431cm" svg:x2="23.368cm" svg:y2="19.431cm">
            <text:p/>
          </draw:line>
        </draw:g>
        <draw:line draw:style-name="gr13" draw:text-style-name="P2" draw:layer="layout" svg:x1="24.282cm" svg:y1="18.136cm" svg:x2="25.273cm" svg:y2="18.136cm">
          <text:p/>
        </draw:line>
        <draw:polyline draw:style-name="gr11" draw:text-style-name="P2" draw:layer="layout" svg:width="0.507cm" svg:height="1.168cm" draw:transform="rotate (-3.14159265358979) translate (24.765cm 19.304cm)" svg:viewBox="0 0 508 1169" draw:points="508,0 0,0 0,1169">
          <text:p/>
        </draw:polyline>
        <draw:polyline draw:style-name="gr27" draw:text-style-name="P2" draw:layer="layout" svg:width="0.456cm" svg:height="1.295cm" svg:x="22.987cm" svg:y="18.135cm" svg:viewBox="0 0 457 1296" draw:points="406,1296 0,1296 0,0 457,0">
          <text:p/>
        </draw:polyline>
        <draw:line draw:style-name="gr13" draw:text-style-name="P2" draw:layer="layout" svg:x1="25.273cm" svg:y1="19.558cm" svg:x2="24.943cm" svg:y2="19.558cm">
          <text:p/>
        </draw:line>
        <draw:frame draw:style-name="gr22" draw:text-style-name="P3" draw:layer="layout" svg:width="0.939cm" svg:height="0.386cm" svg:x="25.4cm" svg:y="19.349cm">
          <draw:text-box>
            <text:p><text:span text:style-name="T1">o_rdy</text:span></text:p>
          </draw:text-box>
        </draw:frame>
        <draw:line draw:style-name="gr31" draw:text-style-name="P2" draw:layer="layout" svg:x1="24.257cm" svg:y1="19.558cm" svg:x2="25.069cm" svg:y2="19.558cm">
          <text:p/>
        </draw:line>
        <draw:frame draw:style-name="gr22" draw:text-style-name="P3" draw:layer="layout" svg:width="1.066cm" svg:height="0.386cm" svg:x="25.4cm" svg:y="17.953cm">
          <draw:text-box>
            <text:p><text:span text:style-name="T1">o_vld</text:span></text:p>
          </draw:text-box>
        </draw:frame>
        <draw:line draw:style-name="gr11" draw:text-style-name="P2" draw:layer="layout" svg:x1="23.444cm" svg:y1="18.39cm" svg:x2="22.631cm" svg:y2="18.39cm">
          <text:p/>
        </draw:line>
        <draw:polyline draw:style-name="gr31" draw:text-style-name="P2" draw:layer="layout" svg:width="1.193cm" svg:height="2.031cm" svg:x="22.25cm" svg:y="18.389cm" svg:viewBox="0 0 1194 2032" draw:points="0,0 381,0 381,2032 1194,2032">
          <text:p/>
        </draw:polyline>
        <draw:line draw:style-name="gr13" draw:text-style-name="P2" draw:layer="layout" svg:x1="20.7cm" svg:y1="18.516cm" svg:x2="21.03cm" svg:y2="18.516cm">
          <text:p/>
        </draw:line>
        <draw:frame draw:style-name="gr4" draw:text-style-name="P3" draw:layer="layout" svg:width="0.99cm" svg:height="0.37cm" svg:x="19.989cm" svg:y="18.349cm">
          <draw:text-box>
            <text:p><text:span text:style-name="T1">i_vld</text:span></text:p>
          </draw:text-box>
        </draw:frame>
        <draw:g>
          <draw:polygon draw:style-name="gr5" draw:text-style-name="P4" draw:layer="layout" svg:width="0.567cm" svg:height="0.453cm" draw:transform="rotate (0.463733982254893) translate (22.0719653551135cm 17.6530173261839cm)" svg:viewBox="0 0 568 454" draw:points="568,0 0,0 341,454">
            <text:p/>
          </draw:polygon>
          <draw:line draw:style-name="gr2" draw:text-style-name="P2" draw:layer="layout" svg:x1="22.657cm" svg:y1="17.653cm" svg:x2="22.58cm" svg:y2="17.653cm">
            <text:p/>
          </draw:line>
          <draw:custom-shape draw:style-name="gr6" draw:text-style-name="P4" draw:layer="layout" svg:width="0.153cm" svg:height="0.153cm" svg:x="21.892cm" svg:y="17.57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895cm" svg:y1="17.653cm" svg:x2="21.818cm" svg:y2="17.653cm">
            <text:p/>
          </draw:line>
        </draw:g>
        <draw:line draw:style-name="gr13" draw:text-style-name="P2" draw:layer="layout" svg:x1="21.895cm" svg:y1="17.653cm" svg:x2="20.701cm" svg:y2="17.653cm">
          <text:p/>
        </draw:line>
        <draw:polyline draw:style-name="gr11" draw:text-style-name="P2" draw:layer="layout" svg:width="0.202cm" svg:height="0.608cm" draw:transform="rotate (-3.14159265358979) translate (21.412cm 18.262cm)" svg:viewBox="0 0 203 609" draw:points="0,0 203,0 203,609">
          <text:p/>
        </draw:polyline>
        <draw:polyline draw:style-name="gr54" draw:text-style-name="P2" draw:layer="layout" svg:width="2.133cm" svg:height="0.481cm" svg:x="22.631cm" svg:y="17.653cm" svg:viewBox="0 0 2134 482" draw:points="0,0 2134,0 2134,482">
          <text:p/>
        </draw:polyline>
        <draw:frame draw:style-name="gr4" draw:text-style-name="P3" draw:layer="layout" svg:width="0.99cm" svg:height="0.37cm" svg:x="19.989cm" svg:y="17.475cm">
          <draw:text-box>
            <text:p><text:span text:style-name="T1">i_rdy</text:span></text:p>
          </draw:text-box>
        </draw:frame>
        <draw:g>
          <draw:path draw:style-name="gr5" draw:text-style-name="P4" draw:layer="layout" svg:width="0.761cm" svg:height="0.532cm" svg:x="2.287cm" svg:y="18.136cm" svg:viewBox="0 0 762 533" svg:d="M0 0h508c127 0 254 133 254 267 0 133-127 266-254 266h-508z">
            <text:p/>
          </draw:path>
          <draw:line draw:style-name="gr2" draw:text-style-name="P2" draw:layer="layout" svg:x1="2.209cm" svg:y1="18.263cm" svg:x2="2.286cm" svg:y2="18.263cm">
            <text:p/>
          </draw:line>
          <draw:line draw:style-name="gr2" draw:text-style-name="P2" draw:layer="layout" svg:x1="2.209cm" svg:y1="18.517cm" svg:x2="2.286cm" svg:y2="18.517cm">
            <text:p/>
          </draw:line>
          <draw:line draw:style-name="gr2" draw:text-style-name="P2" draw:layer="layout" svg:x1="3.048cm" svg:y1="18.39cm" svg:x2="3.125cm" svg:y2="18.39cm">
            <text:p/>
          </draw:line>
        </draw:g>
        <draw:line draw:style-name="gr18" draw:text-style-name="P2" draw:layer="layout" svg:x1="2.235cm" svg:y1="18.517cm" svg:x2="1.448cm" svg:y2="18.517cm">
          <text:p/>
        </draw:line>
        <draw:g>
          <draw:custom-shape draw:style-name="gr55" draw:text-style-name="P1" draw:layer="layout" svg:width="0.762cm" svg:height="1.016cm" svg:x="4.166cm" svg:y="19.91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4.166cm 20.523cm)" svg:viewBox="0 0 216 216" draw:points="0,0 216,0 216,216">
            <text:p/>
          </draw:polyline>
          <draw:line draw:style-name="gr2" draw:text-style-name="P2" draw:layer="layout" svg:x1="4.089cm" svg:y1="20.168cm" svg:x2="4.166cm" svg:y2="20.168cm">
            <text:p/>
          </draw:line>
          <draw:line draw:style-name="gr2" draw:text-style-name="P2" draw:layer="layout" svg:x1="4.927cm" svg:y1="20.168cm" svg:x2="5.004cm" svg:y2="20.168cm">
            <text:p/>
          </draw:line>
          <draw:line draw:style-name="gr2" draw:text-style-name="P2" draw:layer="layout" svg:x1="4.089cm" svg:y1="20.676cm" svg:x2="4.166cm" svg:y2="20.676cm">
            <text:p/>
          </draw:line>
          <draw:line draw:style-name="gr2" draw:text-style-name="P2" draw:layer="layout" svg:x1="4.089cm" svg:y1="20.422cm" svg:x2="4.166cm" svg:y2="20.422cm">
            <text:p/>
          </draw:line>
          <draw:frame draw:style-name="gr4" draw:text-style-name="P3" draw:layer="layout" svg:width="0.508cm" svg:height="0.37cm" svg:x="4.166cm" svg:y="20.229cm">
            <draw:text-box>
              <text:p><text:span text:style-name="T1">en</text:span></text:p>
            </draw:text-box>
          </draw:frame>
        </draw:g>
        <draw:line draw:style-name="gr13" draw:text-style-name="P2" draw:layer="layout" svg:x1="4.978cm" svg:y1="20.168cm" svg:x2="5.944cm" svg:y2="20.168cm">
          <text:p/>
        </draw:line>
        <draw:line draw:style-name="gr13" draw:text-style-name="P2" draw:layer="layout" svg:x1="1.371cm" svg:y1="20.168cm" svg:x2="1.701cm" svg:y2="20.168cm">
          <text:p/>
        </draw:line>
        <draw:line draw:style-name="gr21" draw:text-style-name="P2" draw:layer="layout" svg:x1="1.575cm" svg:y1="20.168cm" svg:x2="4.114cm" svg:y2="20.168cm">
          <text:p/>
        </draw:line>
        <draw:frame draw:style-name="gr4" draw:text-style-name="P3" draw:layer="layout" svg:width="0.99cm" svg:height="0.37cm" svg:x="0.66cm" svg:y="20.001cm">
          <draw:text-box>
            <text:p><text:span text:style-name="T1">i</text:span><text:span text:style-name="T1">_</text:span><text:span text:style-name="T1">d</text:span><text:span text:style-name="T1">a</text:span><text:span text:style-name="T1">t</text:span></text:p>
          </draw:text-box>
        </draw:frame>
        <draw:frame draw:style-name="gr4" draw:text-style-name="P3" draw:layer="layout" svg:width="0.99cm" svg:height="0.37cm" svg:x="5.994cm" svg:y="20.001cm">
          <draw:text-box>
            <text:p><text:span text:style-name="T1">o_</text:span><text:span text:style-name="T1">dat</text:span></text:p>
          </draw:text-box>
        </draw:frame>
        <draw:g>
          <draw:custom-shape draw:style-name="gr56" draw:text-style-name="P1" draw:layer="layout" svg:width="0.762cm" svg:height="1.016cm" svg:x="4.166cm" svg:y="17.882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4.166cm 18.491cm)" svg:viewBox="0 0 216 216" draw:points="0,0 216,0 216,216">
            <text:p/>
          </draw:polyline>
          <draw:line draw:style-name="gr2" draw:text-style-name="P2" draw:layer="layout" svg:x1="4.089cm" svg:y1="18.136cm" svg:x2="4.166cm" svg:y2="18.136cm">
            <text:p/>
          </draw:line>
          <draw:line draw:style-name="gr2" draw:text-style-name="P2" draw:layer="layout" svg:x1="4.927cm" svg:y1="18.136cm" svg:x2="5.004cm" svg:y2="18.136cm">
            <text:p/>
          </draw:line>
          <draw:line draw:style-name="gr2" draw:text-style-name="P2" draw:layer="layout" svg:x1="4.089cm" svg:y1="18.644cm" svg:x2="4.166cm" svg:y2="18.644cm">
            <text:p/>
          </draw:line>
          <draw:line draw:style-name="gr2" draw:text-style-name="P2" draw:layer="layout" svg:x1="4.089cm" svg:y1="18.39cm" svg:x2="4.166cm" svg:y2="18.39cm">
            <text:p/>
          </draw:line>
          <draw:frame draw:style-name="gr4" draw:text-style-name="P3" draw:layer="layout" svg:width="0.508cm" svg:height="0.37cm" svg:x="4.166cm" svg:y="17.943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4.166cm" svg:y="18.197cm">
            <draw:text-box>
              <text:p><text:span text:style-name="T1">set</text:span></text:p>
            </draw:text-box>
          </draw:frame>
        </draw:g>
        <draw:g>
          <draw:path draw:style-name="gr5" draw:text-style-name="P4" draw:layer="layout" svg:width="0.761cm" svg:height="0.532cm" draw:transform="rotate (-3.14159265358979) translate (4.877cm 19.685cm)" svg:viewBox="0 0 762 533" svg:d="M0 0h508c127 0 254 133 254 267 0 133-127 266-254 266h-508z">
            <text:p/>
          </draw:path>
          <draw:line draw:style-name="gr2" draw:text-style-name="P2" draw:layer="layout" svg:x1="4.955cm" svg:y1="19.558cm" svg:x2="4.878cm" svg:y2="19.558cm">
            <text:p/>
          </draw:line>
          <draw:line draw:style-name="gr2" draw:text-style-name="P2" draw:layer="layout" svg:x1="4.955cm" svg:y1="19.304cm" svg:x2="4.878cm" svg:y2="19.304cm">
            <text:p/>
          </draw:line>
          <draw:line draw:style-name="gr2" draw:text-style-name="P2" draw:layer="layout" svg:x1="4.116cm" svg:y1="19.431cm" svg:x2="4.039cm" svg:y2="19.431cm">
            <text:p/>
          </draw:line>
        </draw:g>
        <draw:line draw:style-name="gr13" draw:text-style-name="P2" draw:layer="layout" svg:x1="4.953cm" svg:y1="18.136cm" svg:x2="5.944cm" svg:y2="18.136cm">
          <text:p/>
        </draw:line>
        <draw:polyline draw:style-name="gr11" draw:text-style-name="P2" draw:layer="layout" svg:width="0.507cm" svg:height="1.168cm" draw:transform="rotate (-3.14159265358979) translate (5.436cm 19.304cm)" svg:viewBox="0 0 508 1169" draw:points="508,0 0,0 0,1169">
          <text:p/>
        </draw:polyline>
        <draw:polyline draw:style-name="gr27" draw:text-style-name="P2" draw:layer="layout" svg:width="0.456cm" svg:height="1.295cm" svg:x="3.658cm" svg:y="18.135cm" svg:viewBox="0 0 457 1296" draw:points="406,1296 0,1296 0,0 457,0">
          <text:p/>
        </draw:polyline>
        <draw:line draw:style-name="gr13" draw:text-style-name="P2" draw:layer="layout" svg:x1="5.944cm" svg:y1="19.558cm" svg:x2="5.614cm" svg:y2="19.558cm">
          <text:p/>
        </draw:line>
        <draw:frame draw:style-name="gr22" draw:text-style-name="P3" draw:layer="layout" svg:width="0.939cm" svg:height="0.386cm" svg:x="6.071cm" svg:y="19.349cm">
          <draw:text-box>
            <text:p><text:span text:style-name="T1">o_r</text:span><text:span text:style-name="T1">dy</text:span></text:p>
          </draw:text-box>
        </draw:frame>
        <draw:line draw:style-name="gr31" draw:text-style-name="P2" draw:layer="layout" svg:x1="4.928cm" svg:y1="19.558cm" svg:x2="5.74cm" svg:y2="19.558cm">
          <text:p/>
        </draw:line>
        <draw:frame draw:style-name="gr22" draw:text-style-name="P3" draw:layer="layout" svg:width="1.066cm" svg:height="0.386cm" svg:x="6.071cm" svg:y="17.953cm">
          <draw:text-box>
            <text:p><text:span text:style-name="T1">o_vld</text:span></text:p>
          </draw:text-box>
        </draw:frame>
        <draw:line draw:style-name="gr11" draw:text-style-name="P2" draw:layer="layout" svg:x1="4.115cm" svg:y1="18.39cm" svg:x2="3.302cm" svg:y2="18.39cm">
          <text:p/>
        </draw:line>
        <draw:polyline draw:style-name="gr31" draw:text-style-name="P2" draw:layer="layout" svg:width="1.041cm" svg:height="2.031cm" svg:x="3.073cm" svg:y="18.389cm" svg:viewBox="0 0 1042 2032" draw:points="0,0 229,0 229,2032 1042,2032">
          <text:p/>
        </draw:polyline>
        <draw:line draw:style-name="gr13" draw:text-style-name="P2" draw:layer="layout" svg:x1="1.371cm" svg:y1="18.516cm" svg:x2="1.701cm" svg:y2="18.516cm">
          <text:p/>
        </draw:line>
        <draw:frame draw:style-name="gr4" draw:text-style-name="P3" draw:layer="layout" svg:width="0.99cm" svg:height="0.37cm" svg:x="0.66cm" svg:y="18.349cm">
          <draw:text-box>
            <text:p><text:span text:style-name="T1">i_</text:span><text:span text:style-name="T1">vl</text:span><text:span text:style-name="T1">d</text:span></text:p>
          </draw:text-box>
        </draw:frame>
        <draw:g>
          <draw:polygon draw:style-name="gr5" draw:text-style-name="P4" draw:layer="layout" svg:width="0.567cm" svg:height="0.453cm" draw:transform="rotate (0.463733982254893) translate (3.5289653551135cm 16.6370173261839cm)" svg:viewBox="0 0 568 454" draw:points="568,0 0,0 341,454">
            <text:p/>
          </draw:polygon>
          <draw:line draw:style-name="gr2" draw:text-style-name="P2" draw:layer="layout" svg:x1="4.114cm" svg:y1="16.637cm" svg:x2="4.037cm" svg:y2="16.637cm">
            <text:p/>
          </draw:line>
          <draw:custom-shape draw:style-name="gr6" draw:text-style-name="P4" draw:layer="layout" svg:width="0.153cm" svg:height="0.153cm" svg:x="3.349cm" svg:y="16.5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352cm" svg:y1="16.637cm" svg:x2="3.275cm" svg:y2="16.637cm">
            <text:p/>
          </draw:line>
        </draw:g>
        <draw:frame draw:style-name="gr4" draw:text-style-name="P3" draw:layer="layout" svg:width="0.99cm" svg:height="0.37cm" svg:x="0.66cm" svg:y="17.475cm">
          <draw:text-box>
            <text:p><text:span text:style-name="T1">i_rdy</text:span></text:p>
          </draw:text-box>
        </draw:frame>
        <draw:g>
          <draw:custom-shape draw:style-name="gr57" draw:text-style-name="P1" draw:layer="layout" svg:width="0.762cm" svg:height="1.016cm" svg:x="2.183cm" svg:y="16.38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.7922649352637cm 17.1447350647363cm)" svg:viewBox="0 0 216 216" draw:points="216,0 0,0 0,216">
            <text:p/>
          </draw:polyline>
          <draw:line draw:style-name="gr2" draw:text-style-name="P2" draw:layer="layout" svg:x1="3.022cm" svg:y1="16.637cm" svg:x2="2.945cm" svg:y2="16.637cm">
            <text:p/>
          </draw:line>
          <draw:line draw:style-name="gr2" draw:text-style-name="P2" draw:layer="layout" svg:x1="2.184cm" svg:y1="16.637cm" svg:x2="2.107cm" svg:y2="16.637cm">
            <text:p/>
          </draw:line>
          <draw:line draw:style-name="gr2" draw:text-style-name="P2" draw:layer="layout" svg:x1="3.022cm" svg:y1="17.145cm" svg:x2="2.945cm" svg:y2="17.145cm">
            <text:p/>
          </draw:line>
          <draw:line draw:style-name="gr2" draw:text-style-name="P2" draw:layer="layout" svg:x1="3.022cm" svg:y1="16.891cm" svg:x2="2.945cm" svg:y2="16.891cm">
            <text:p/>
          </draw:line>
          <draw:frame draw:style-name="gr4" draw:text-style-name="P3" draw:layer="layout" svg:width="0.508cm" svg:height="0.37cm" svg:x="2.437cm" svg:y="16.47cm">
            <draw:text-box>
              <text:p><text:span text:style-name="T1">clr</text:span></text:p>
            </draw:text-box>
          </draw:frame>
          <draw:frame draw:style-name="gr4" draw:text-style-name="P3" draw:layer="layout" svg:width="0.508cm" svg:height="0.37cm" svg:x="2.437cm" svg:y="16.724cm">
            <draw:text-box>
              <text:p><text:span text:style-name="T1">se</text:span><text:span text:style-name="T1">t</text:span></text:p>
            </draw:text-box>
          </draw:frame>
        </draw:g>
        <draw:polyline draw:style-name="gr10" draw:text-style-name="P2" draw:layer="layout" svg:width="0.71cm" svg:height="1.015cm" draw:transform="rotate (-3.14159265358979) translate (2.108cm 17.653cm)" svg:viewBox="0 0 711 1016" draw:points="0,1016 356,1016 356,0 711,0">
          <text:p/>
        </draw:polyline>
        <draw:polyline draw:style-name="gr58" draw:text-style-name="P2" draw:layer="layout" svg:width="0.608cm" svg:height="3.402cm" draw:transform="rotate (1.5707963267949) translate (2.032cm 18.262cm)" svg:viewBox="0 0 609 3403" draw:points="127,3403 609,3403 609,0 0,0 0,228">
          <text:p/>
        </draw:polyline>
        <draw:custom-shape draw:style-name="gr6" draw:text-style-name="P4" draw:layer="layout" svg:width="0.153cm" svg:height="0.153cm" svg:x="2.106cm" svg:y="18.1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2" draw:layer="layout" svg:width="1.497cm" svg:height="0.304cm" draw:transform="rotate (1.5707963267949) translate (2.997cm 18.389cm)" svg:viewBox="0 0 1498 305" draw:points="0,305 1498,305 1498,0">
          <text:p/>
        </draw:polyline>
        <draw:polyline draw:style-name="gr59" draw:text-style-name="P2" draw:layer="layout" svg:width="0.558cm" svg:height="2.59cm" draw:transform="rotate (1.5707963267949) translate (1.752cm 16.637cm)" svg:viewBox="0 0 559 2591" draw:points="0,0 559,0 559,2591 0,2591 0,2337">
          <text:p/>
        </draw:polyline>
        <draw:line draw:style-name="gr2" draw:text-style-name="P2" draw:layer="layout" svg:x1="3.302cm" svg:y1="16.637cm" svg:x2="2.997cm" svg:y2="16.637cm">
          <text:p/>
        </draw:line>
      </draw:page>
      <draw:page draw:name="page2" draw:style-name="dp1" draw:master-page-name="Default">
        <draw:polyline draw:style-name="gr60" draw:text-style-name="P2" draw:layer="layout" svg:width="4.571cm" svg:height="0.507cm" svg:x="2.413cm" svg:y="1.651cm" svg:viewBox="0 0 4572 508" draw:points="0,508 1016,508 1016,0 3048,0 3048,508 4572,508">
          <text:p/>
        </draw:polyline>
        <draw:polyline draw:style-name="gr60" draw:text-style-name="P2" draw:layer="layout" svg:width="4.571cm" svg:height="0.507cm" svg:x="2.438cm" svg:y="2.413cm" svg:viewBox="0 0 4572 508" draw:points="0,508 2007,508 2007,0 4039,0 4039,508 4572,508">
          <text:p/>
        </draw:polyline>
        <draw:polyline draw:style-name="gr60" draw:text-style-name="P2" draw:layer="layout" svg:width="4.571cm" svg:height="0.507cm" svg:x="2.413cm" svg:y="3.175cm" svg:viewBox="0 0 4572 508" draw:points="0,0 508,0 762,508 2540,508 2794,0 4318,0 4572,508">
          <text:p/>
        </draw:polyline>
        <draw:polyline draw:style-name="gr60" draw:text-style-name="P2" draw:layer="layout" svg:width="4.571cm" svg:height="0.507cm" svg:x="2.413cm" svg:y="3.175cm" svg:viewBox="0 0 4572 508" draw:points="0,508 508,508 762,0 2540,0 2819,508 4318,508 4572,0">
          <text:p/>
        </draw:polyline>
        <draw:frame draw:style-name="gr61" draw:text-style-name="P6" draw:layer="layout" svg:width="1.778cm" svg:height="0.508cm" svg:x="3.175cm" svg:y="3.175cm">
          <draw:text-box>
            <text:p text:style-name="P5"><text:span text:style-name="T2">data(n)</text:span></text:p>
          </draw:text-box>
        </draw:frame>
        <draw:frame draw:style-name="gr61" draw:text-style-name="P6" draw:layer="layout" svg:width="1.778cm" svg:height="0.508cm" svg:x="5.08cm" svg:y="3.175cm">
          <draw:text-box>
            <text:p text:style-name="P5"><text:span text:style-name="T2">data(n+1)</text:span></text:p>
          </draw:text-box>
        </draw:frame>
        <draw:frame draw:style-name="gr61" draw:text-style-name="P7" draw:layer="layout" svg:width="0.482cm" svg:height="0.508cm" svg:x="3.175cm" svg:y="1.143cm">
          <draw:text-box>
            <text:p text:style-name="P5"><text:span text:style-name="T2">1</text:span></text:p>
          </draw:text-box>
        </draw:frame>
        <draw:frame draw:style-name="gr61" draw:text-style-name="P7" draw:layer="layout" svg:width="0.482cm" svg:height="0.508cm" svg:x="4.191cm" svg:y="1.143cm">
          <draw:text-box>
            <text:p text:style-name="P5"><text:span text:style-name="T2">2</text:span></text:p>
          </draw:text-box>
        </draw:frame>
        <draw:frame draw:style-name="gr61" draw:text-style-name="P7" draw:layer="layout" svg:width="0.482cm" svg:height="0.508cm" svg:x="6.223cm" svg:y="1.143cm">
          <draw:text-box>
            <text:p text:style-name="P5"><text:span text:style-name="T2">2</text:span></text:p>
          </draw:text-box>
        </draw:frame>
        <draw:frame draw:style-name="gr61" draw:text-style-name="P7" draw:layer="layout" svg:width="0.482cm" svg:height="0.508cm" svg:x="5.207cm" svg:y="1.143cm">
          <draw:text-box>
            <text:p text:style-name="P5"><text:span text:style-name="T2">1</text:span></text:p>
          </draw:text-box>
        </draw:frame>
        <draw:polyline draw:style-name="gr60" draw:text-style-name="P2" draw:layer="layout" svg:width="4.571cm" svg:height="0.507cm" svg:x="7.493cm" svg:y="1.651cm" svg:viewBox="0 0 4572 508" draw:points="0,508 1016,508 1016,0 3048,0 3048,508 4572,508">
          <text:p/>
        </draw:polyline>
        <draw:polyline draw:style-name="gr60" draw:text-style-name="P2" draw:layer="layout" svg:width="4.571cm" svg:height="0.507cm" svg:x="7.518cm" svg:y="2.413cm" svg:viewBox="0 0 4572 508" draw:points="0,508 2007,508 2007,0 4039,0 4039,508 4572,508">
          <text:p/>
        </draw:polyline>
        <draw:polyline draw:style-name="gr60" draw:text-style-name="P2" draw:layer="layout" svg:width="4.571cm" svg:height="0.507cm" svg:x="7.493cm" svg:y="3.175cm" svg:viewBox="0 0 4572 508" draw:points="0,0 508,0 762,508 4318,508 4572,0">
          <text:p/>
        </draw:polyline>
        <draw:polyline draw:style-name="gr60" draw:text-style-name="P2" draw:layer="layout" svg:width="4.571cm" svg:height="0.507cm" svg:x="7.493cm" svg:y="3.175cm" svg:viewBox="0 0 4572 508" draw:points="0,508 508,508 762,0 2540,0 4318,0 4572,508">
          <text:p/>
        </draw:polyline>
        <draw:frame draw:style-name="gr61" draw:text-style-name="P7" draw:layer="layout" svg:width="3.556cm" svg:height="0.508cm" svg:x="8.255cm" svg:y="3.175cm">
          <draw:text-box>
            <text:p text:style-name="P5"><text:span text:style-name="T2">data(n)</text:span></text:p>
          </draw:text-box>
        </draw:frame>
        <draw:frame draw:style-name="gr61" draw:text-style-name="P7" draw:layer="layout" svg:width="0.482cm" svg:height="0.508cm" svg:x="8.255cm" svg:y="1.143cm">
          <draw:text-box>
            <text:p text:style-name="P5"><text:span text:style-name="T2">1</text:span></text:p>
          </draw:text-box>
        </draw:frame>
        <draw:frame draw:style-name="gr61" draw:text-style-name="P7" draw:layer="layout" svg:width="0.482cm" svg:height="0.508cm" svg:x="9.271cm" svg:y="1.143cm">
          <draw:text-box>
            <text:p text:style-name="P5"><text:span text:style-name="T2">2</text:span></text:p>
          </draw:text-box>
        </draw:frame>
        <draw:frame draw:style-name="gr61" draw:text-style-name="P7" draw:layer="layout" svg:width="0.482cm" svg:height="0.508cm" svg:x="11.303cm" svg:y="1.143cm">
          <draw:text-box>
            <text:p text:style-name="P5"><text:span text:style-name="T2">4</text:span></text:p>
          </draw:text-box>
        </draw:frame>
        <draw:frame draw:style-name="gr61" draw:text-style-name="P7" draw:layer="layout" svg:width="0.482cm" svg:height="0.508cm" svg:x="10.287cm" svg:y="1.143cm">
          <draw:text-box>
            <text:p text:style-name="P5"><text:span text:style-name="T2">3</text:span></text:p>
          </draw:text-box>
        </draw:frame>
        <draw:frame draw:style-name="gr61" draw:text-style-name="P7" draw:layer="layout" svg:width="4.572cm" svg:height="0.508cm" svg:x="2.413cm" svg:y="3.937cm">
          <draw:text-box>
            <text:p text:style-name="P5"><text:span text:style-name="T2">Two phase handshake</text:span></text:p>
          </draw:text-box>
        </draw:frame>
        <draw:frame draw:style-name="gr61" draw:text-style-name="P7" draw:layer="layout" svg:width="4.572cm" svg:height="0.508cm" svg:x="7.493cm" svg:y="3.937cm">
          <draw:text-box>
            <text:p text:style-name="P5"><text:span text:style-name="T2">Four phase handshake</text:span></text:p>
          </draw:text-box>
        </draw:frame>
        <draw:frame draw:style-name="gr61" draw:text-style-name="P9" draw:layer="layout" svg:width="0.813cm" svg:height="0.508cm" svg:x="1.474cm" svg:y="1.676cm">
          <draw:text-box>
            <text:p text:style-name="P8"><text:span text:style-name="T2">req</text:span></text:p>
          </draw:text-box>
        </draw:frame>
        <draw:frame draw:style-name="gr61" draw:text-style-name="P9" draw:layer="layout" svg:width="0.813cm" svg:height="0.508cm" svg:x="1.474cm" svg:y="2.438cm">
          <draw:text-box>
            <text:p text:style-name="P8"><text:span text:style-name="T2">ack</text:span></text:p>
          </draw:text-box>
        </draw:frame>
        <draw:frame draw:style-name="gr61" draw:text-style-name="P9" draw:layer="layout" svg:width="0.813cm" svg:height="0.508cm" svg:x="1.474cm" svg:y="3.175cm">
          <draw:text-box>
            <text:p text:style-name="P8"><text:span text:style-name="T2">d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3T14:59:42.612046109</meta:creation-date>
    <dc:date>2019-03-10T16:39:48.137480360</dc:date>
    <meta:editing-duration>PT1H41M40S</meta:editing-duration>
    <meta:editing-cycles>31</meta:editing-cycles>
    <meta:generator>LibreOffice/6.0.3.2$Linux_X86_64 LibreOffice_project/00m0$Build-2</meta:generator>
    <meta:document-statistic meta:object-count="563"/>
  </office:meta>
</office:document-meta>
</file>